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60">
      <style:table-cell-properties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 style:data-style-name="N2">
      <style:table-cell-properties style:rotation-align="none"/>
    </style:style>
    <style:style style:name="ce9" style:family="table-cell" style:parent-style-name="Default" style:data-style-name="N160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office:value-type="string" calcext:value-type="string">
            <text:p>center_x</text:p>
          </table:table-cell>
          <table:table-cell table:style-name="ce1" office:value-type="string" calcext:value-type="string">
            <text:p>center_y</text:p>
          </table:table-cell>
          <table:table-cell office:value-type="string" calcext:value-type="string">
            <text:p>aspect/ratio</text:p>
          </table:table-cell>
          <table:table-cell office:value-type="string" calcext:value-type="string">
            <text:p>aspect avg</text:p>
          </table:table-cell>
          <table:table-cell office:value-type="string" calcext:value-type="string">
            <text:p>aspect side</text:p>
          </table:table-cell>
          <table:table-cell office:value-type="string" calcext:value-type="string">
            <text:p>tilted camera 5m?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_offset_x</text:p>
          </table:table-cell>
          <table:table-cell table:style-name="ce1" office:value-type="string" calcext:value-type="string">
            <text:p>center_offset_y</text:p>
          </table:table-cell>
          <table:table-cell table:number-columns-repeated="8"/>
          <table:table-cell>
            <draw:frame draw:z-index="5" draw:style-name="gr1" draw:text-style-name="P1" svg:width="6.3551in" svg:height="3.5406in" svg:x="0.2929in" svg:y="0.1307in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9.688" calcext:value-type="float">
            <text:p>189.688</text:p>
          </table:table-cell>
          <table:table-cell table:style-name="ce2" office:value-type="float" office:value="521.543" calcext:value-type="float">
            <text:p>521.543</text:p>
          </table:table-cell>
          <table:table-cell table:style-name="ce2" office:value-type="float" office:value="694.53" calcext:value-type="float">
            <text:p>694.530</text:p>
          </table:table-cell>
          <table:table-cell table:style-name="ce2" office:value-type="float" office:value="358.68" calcext:value-type="float">
            <text:p>358.680</text:p>
          </table:table-cell>
          <table:table-cell table:formula="of:=[.C2]/[.D2]" office:value-type="float" office:value="0.363705389584368" calcext:value-type="float">
            <text:p>0.363705389584368</text:p>
          </table:table-cell>
          <table:table-cell table:style-name="ce9" table:formula="of:=AVERAGE([.G2:.G25])" office:value-type="float" office:value="0.377644570599722" calcext:value-type="float">
            <text:p>0.378</text:p>
          </table:table-cell>
          <table:table-cell table:style-name="ce9" table:formula="of:=110.709619952494/AVERAGE([.D2:.D4])" office:value-type="float" office:value="0.221843849032035" calcext:value-type="float">
            <text:p>0.222</text:p>
          </table:table-cell>
          <table:table-cell table:style-name="ce9" table:formula="of:=[.D2]*[.A2]/(SQRT([.A2]^2+5^2))" office:value-type="float" office:value="325.805329186677" calcext:value-type="float">
            <text:p>325.805</text:p>
          </table:table-cell>
          <table:table-cell table:style-name="ce2" office:value-type="float" office:value="599.688" calcext:value-type="float">
            <text:p>599.688</text:p>
          </table:table-cell>
          <table:table-cell table:style-name="ce2" office:value-type="float" office:value="789.375" calcext:value-type="float">
            <text:p>789.375</text:p>
          </table:table-cell>
          <table:table-cell table:style-name="ce2" office:value-type="float" office:value="97.91" calcext:value-type="float">
            <text:p>97.910</text:p>
          </table:table-cell>
          <table:table-cell table:style-name="ce2" office:value-type="float" office:value="619.45" calcext:value-type="float">
            <text:p>619.450</text:p>
          </table:table-cell>
          <table:table-cell table:formula="of:=[.E2]-(1280/2)" office:value-type="float" office:value="54.53" calcext:value-type="float">
            <text:p>54.530</text:p>
          </table:table-cell>
          <table:table-cell table:formula="of:=[.F2]-(720/2)" office:value-type="float" office:value="-1.31999999999999" calcext:value-type="float">
            <text:p>-1.320</text:p>
          </table:table-cell>
          <table:table-cell/>
          <table:table-cell>
            <draw:frame draw:z-index="2" draw:style-name="gr1" draw:text-style-name="P1" svg:width="6.3547in" svg:height="3.5406in" svg:x="0.0008in" svg:y="0.0012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83.438" calcext:value-type="float">
            <text:p>183.438</text:p>
          </table:table-cell>
          <table:table-cell table:style-name="ce2" office:value-type="float" office:value="479.531" calcext:value-type="float">
            <text:p>479.531</text:p>
          </table:table-cell>
          <table:table-cell table:style-name="ce2" office:value-type="float" office:value="682.031" calcext:value-type="float">
            <text:p>682.031</text:p>
          </table:table-cell>
          <table:table-cell table:style-name="ce2" office:value-type="float" office:value="335.742" calcext:value-type="float">
            <text:p>335.742</text:p>
          </table:table-cell>
          <table:table-cell table:formula="of:=[.C3]/[.D3]" office:value-type="float" office:value="0.38253626981363" calcext:value-type="float">
            <text:p>0.38253626981363</text:p>
          </table:table-cell>
          <table:table-cell table:number-columns-repeated="3"/>
          <table:table-cell table:style-name="ce2" office:value-type="float" office:value="590.312" calcext:value-type="float">
            <text:p>590.312</text:p>
          </table:table-cell>
          <table:table-cell table:style-name="ce2" office:value-type="float" office:value="773.75" calcext:value-type="float">
            <text:p>773.750</text:p>
          </table:table-cell>
          <table:table-cell table:style-name="ce2" office:value-type="float" office:value="95.9766" calcext:value-type="float">
            <text:p>95.977</text:p>
          </table:table-cell>
          <table:table-cell table:style-name="ce2" office:value-type="float" office:value="575.508" calcext:value-type="float">
            <text:p>575.508</text:p>
          </table:table-cell>
          <table:table-cell table:formula="of:=[.E3]-(1280/2)" office:value-type="float" office:value="42.031" calcext:value-type="float">
            <text:p>42.031</text:p>
          </table:table-cell>
          <table:table-cell table:formula="of:=[.F3]-(720/2)" office:value-type="float" office:value="-24.258" calcext:value-type="float">
            <text:p>-24.25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97.812" calcext:value-type="float">
            <text:p>197.812</text:p>
          </table:table-cell>
          <table:table-cell table:style-name="ce2" office:value-type="float" office:value="496.055" calcext:value-type="float">
            <text:p>496.055</text:p>
          </table:table-cell>
          <table:table-cell table:style-name="ce2" office:value-type="float" office:value="661.094" calcext:value-type="float">
            <text:p>661.094</text:p>
          </table:table-cell>
          <table:table-cell table:style-name="ce2" office:value-type="float" office:value="334.004" calcext:value-type="float">
            <text:p>334.004</text:p>
          </table:table-cell>
          <table:table-cell table:formula="of:=[.C4]/[.D4]" office:value-type="float" office:value="0.398770297648446" calcext:value-type="float">
            <text:p>0.398770297648446</text:p>
          </table:table-cell>
          <table:table-cell office:value-type="string" calcext:value-type="string">
            <text:p>My height (m)</text:p>
          </table:table-cell>
          <table:table-cell table:number-columns-repeated="2"/>
          <table:table-cell table:style-name="ce2" office:value-type="float" office:value="562.188" calcext:value-type="float">
            <text:p>562.188</text:p>
          </table:table-cell>
          <table:table-cell table:style-name="ce2" office:value-type="float" office:value="760" calcext:value-type="float">
            <text:p>760.000</text:p>
          </table:table-cell>
          <table:table-cell table:style-name="ce2" office:value-type="float" office:value="95.9766" calcext:value-type="float">
            <text:p>95.977</text:p>
          </table:table-cell>
          <table:table-cell table:style-name="ce2" office:value-type="float" office:value="592.031" calcext:value-type="float">
            <text:p>592.031</text:p>
          </table:table-cell>
          <table:table-cell table:formula="of:=[.E4]-(1280/2)" office:value-type="float" office:value="21.0940000000001" calcext:value-type="float">
            <text:p>21.094</text:p>
          </table:table-cell>
          <table:table-cell table:formula="of:=[.F4]-(720/2)" office:value-type="float" office:value="-25.996" calcext:value-type="float">
            <text:p>-25.99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2.5" calcext:value-type="float">
            <text:p>192.500</text:p>
          </table:table-cell>
          <table:table-cell table:style-name="ce2" office:value-type="float" office:value="530.156" calcext:value-type="float">
            <text:p>530.156</text:p>
          </table:table-cell>
          <table:table-cell table:style-name="ce2" office:value-type="float" office:value="970.625" calcext:value-type="float">
            <text:p>970.625</text:p>
          </table:table-cell>
          <table:table-cell table:style-name="ce2" office:value-type="float" office:value="403.594" calcext:value-type="float">
            <text:p>403.594</text:p>
          </table:table-cell>
          <table:table-cell table:formula="of:=[.C5]/[.D5]" office:value-type="float" office:value="0.363100672254959" calcext:value-type="float">
            <text:p>0.363100672254959</text:p>
          </table:table-cell>
          <table:table-cell office:value-type="float" office:value="1.778" calcext:value-type="float">
            <text:p>1.778</text:p>
          </table:table-cell>
          <table:table-cell table:number-columns-repeated="2"/>
          <table:table-cell table:style-name="ce2" office:value-type="float" office:value="874.375" calcext:value-type="float">
            <text:p>874.375</text:p>
          </table:table-cell>
          <table:table-cell table:style-name="ce2" office:value-type="float" office:value="1066.88" calcext:value-type="float">
            <text:p>1066.880</text:p>
          </table:table-cell>
          <table:table-cell table:style-name="ce2" office:value-type="float" office:value="138.516" calcext:value-type="float">
            <text:p>138.516</text:p>
          </table:table-cell>
          <table:table-cell table:style-name="ce2" office:value-type="float" office:value="668.672" calcext:value-type="float">
            <text:p>668.672</text:p>
          </table:table-cell>
          <table:table-cell table:formula="of:=[.E5]-(1280/2)" office:value-type="float" office:value="330.625" calcext:value-type="float">
            <text:p>330.625</text:p>
          </table:table-cell>
          <table:table-cell table:formula="of:=[.F5]-(720/2)" office:value-type="float" office:value="43.594" calcext:value-type="float">
            <text:p>43.59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7.5" calcext:value-type="float">
            <text:p>197.500</text:p>
          </table:table-cell>
          <table:table-cell table:style-name="ce2" office:value-type="float" office:value="542.637" calcext:value-type="float">
            <text:p>542.637</text:p>
          </table:table-cell>
          <table:table-cell table:style-name="ce2" office:value-type="float" office:value="966.25" calcext:value-type="float">
            <text:p>966.250</text:p>
          </table:table-cell>
          <table:table-cell table:style-name="ce2" office:value-type="float" office:value="409.307" calcext:value-type="float">
            <text:p>409.307</text:p>
          </table:table-cell>
          <table:table-cell table:formula="of:=[.C6]/[.D6]" office:value-type="float" office:value="0.363963386204774" calcext:value-type="float">
            <text:p>0.363963386204774</text:p>
          </table:table-cell>
          <table:table-cell table:style-name="ce9" table:formula="of:=[.H5]*[.H2]" office:value-type="float" office:value="0.671452046526305" calcext:value-type="float">
            <text:p>0.671</text:p>
          </table:table-cell>
          <table:table-cell table:style-name="ce9" table:number-columns-repeated="2"/>
          <table:table-cell table:style-name="ce2" office:value-type="float" office:value="867.5" calcext:value-type="float">
            <text:p>867.500</text:p>
          </table:table-cell>
          <table:table-cell table:style-name="ce2" office:value-type="float" office:value="1065" calcext:value-type="float">
            <text:p>1065.000</text:p>
          </table:table-cell>
          <table:table-cell table:style-name="ce2" office:value-type="float" office:value="137.988" calcext:value-type="float">
            <text:p>137.988</text:p>
          </table:table-cell>
          <table:table-cell table:style-name="ce2" office:value-type="float" office:value="680.625" calcext:value-type="float">
            <text:p>680.625</text:p>
          </table:table-cell>
          <table:table-cell table:formula="of:=[.E6]-(1280/2)" office:value-type="float" office:value="326.25" calcext:value-type="float">
            <text:p>326.250</text:p>
          </table:table-cell>
          <table:table-cell table:formula="of:=[.F6]-(720/2)" office:value-type="float" office:value="49.307" calcext:value-type="float">
            <text:p>49.30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7.5" calcext:value-type="float">
            <text:p>197.500</text:p>
          </table:table-cell>
          <table:table-cell table:style-name="ce2" office:value-type="float" office:value="528.926" calcext:value-type="float">
            <text:p>528.926</text:p>
          </table:table-cell>
          <table:table-cell table:style-name="ce2" office:value-type="float" office:value="958.125" calcext:value-type="float">
            <text:p>958.125</text:p>
          </table:table-cell>
          <table:table-cell table:style-name="ce2" office:value-type="float" office:value="402.1" calcext:value-type="float">
            <text:p>402.100</text:p>
          </table:table-cell>
          <table:table-cell table:formula="of:=[.C7]/[.D7]" office:value-type="float" office:value="0.373398169120066" calcext:value-type="float">
            <text:p>0.373398169120066</text:p>
          </table:table-cell>
          <table:table-cell table:number-columns-repeated="3"/>
          <table:table-cell table:style-name="ce2" office:value-type="float" office:value="859.375" calcext:value-type="float">
            <text:p>859.375</text:p>
          </table:table-cell>
          <table:table-cell table:style-name="ce2" office:value-type="float" office:value="1056.88" calcext:value-type="float">
            <text:p>1056.880</text:p>
          </table:table-cell>
          <table:table-cell table:style-name="ce2" office:value-type="float" office:value="137.637" calcext:value-type="float">
            <text:p>137.637</text:p>
          </table:table-cell>
          <table:table-cell table:style-name="ce2" office:value-type="float" office:value="666.562" calcext:value-type="float">
            <text:p>666.562</text:p>
          </table:table-cell>
          <table:table-cell table:formula="of:=[.E7]-(1280/2)" office:value-type="float" office:value="318.125" calcext:value-type="float">
            <text:p>318.125</text:p>
          </table:table-cell>
          <table:table-cell table:formula="of:=[.F7]-(720/2)" office:value-type="float" office:value="42.1" calcext:value-type="float">
            <text:p>42.10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table:style-name="ce2" office:value-type="float" office:value="218.75" calcext:value-type="float">
            <text:p>218.750</text:p>
          </table:table-cell>
          <table:table-cell table:style-name="ce2" office:value-type="float" office:value="574.453" calcext:value-type="float">
            <text:p>574.453</text:p>
          </table:table-cell>
          <table:table-cell table:style-name="ce2" office:value-type="float" office:value="1166.25" calcext:value-type="float">
            <text:p>1166.250</text:p>
          </table:table-cell>
          <table:table-cell table:style-name="ce2" office:value-type="float" office:value="411.68" calcext:value-type="float">
            <text:p>411.680</text:p>
          </table:table-cell>
          <table:table-cell table:formula="of:=[.C8]/[.D8]" office:value-type="float" office:value="0.380797036485143" calcext:value-type="float">
            <text:p>0.380797036485143</text:p>
          </table:table-cell>
          <table:table-cell table:number-columns-repeated="3"/>
          <table:table-cell table:style-name="ce2" office:value-type="float" office:value="1056.88" calcext:value-type="float">
            <text:p>1056.880</text:p>
          </table:table-cell>
          <table:table-cell table:style-name="ce2" office:value-type="float" office:value="1275.62" calcext:value-type="float">
            <text:p>1275.620</text:p>
          </table:table-cell>
          <table:table-cell table:style-name="ce2" office:value-type="float" office:value="124.453" calcext:value-type="float">
            <text:p>124.453</text:p>
          </table:table-cell>
          <table:table-cell table:style-name="ce2" office:value-type="float" office:value="698.906" calcext:value-type="float">
            <text:p>698.906</text:p>
          </table:table-cell>
          <table:table-cell table:formula="of:=[.E8]-(1280/2)" office:value-type="float" office:value="526.25" calcext:value-type="float">
            <text:p>526.250</text:p>
          </table:table-cell>
          <table:table-cell table:formula="of:=[.F8]-(720/2)" office:value-type="float" office:value="51.68" calcext:value-type="float">
            <text:p>51.68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table:style-name="ce2" office:value-type="float" office:value="197.5" calcext:value-type="float">
            <text:p>197.500</text:p>
          </table:table-cell>
          <table:table-cell table:style-name="ce2" office:value-type="float" office:value="537.012" calcext:value-type="float">
            <text:p>537.012</text:p>
          </table:table-cell>
          <table:table-cell table:style-name="ce2" office:value-type="float" office:value="1135.62" calcext:value-type="float">
            <text:p>1135.620</text:p>
          </table:table-cell>
          <table:table-cell table:style-name="ce2" office:value-type="float" office:value="402.979" calcext:value-type="float">
            <text:p>402.979</text:p>
          </table:table-cell>
          <table:table-cell table:formula="of:=[.C9]/[.D9]" office:value-type="float" office:value="0.367775766649535" calcext:value-type="float">
            <text:p>0.367775766649535</text:p>
          </table:table-cell>
          <table:table-cell table:number-columns-repeated="3"/>
          <table:table-cell table:style-name="ce2" office:value-type="float" office:value="1036.88" calcext:value-type="float">
            <text:p>1036.880</text:p>
          </table:table-cell>
          <table:table-cell table:style-name="ce2" office:value-type="float" office:value="1234.38" calcext:value-type="float">
            <text:p>1234.380</text:p>
          </table:table-cell>
          <table:table-cell table:style-name="ce2" office:value-type="float" office:value="134.473" calcext:value-type="float">
            <text:p>134.473</text:p>
          </table:table-cell>
          <table:table-cell table:style-name="ce2" office:value-type="float" office:value="671.484" calcext:value-type="float">
            <text:p>671.484</text:p>
          </table:table-cell>
          <table:table-cell table:formula="of:=[.E9]-(1280/2)" office:value-type="float" office:value="495.62" calcext:value-type="float">
            <text:p>495.620</text:p>
          </table:table-cell>
          <table:table-cell table:formula="of:=[.F9]-(720/2)" office:value-type="float" office:value="42.979" calcext:value-type="float">
            <text:p>42.97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" calcext:value-type="float">
            <text:p>1.88</text:p>
          </table:table-cell>
          <table:table-cell table:style-name="ce2" office:value-type="float" office:value="180" calcext:value-type="float">
            <text:p>180.000</text:p>
          </table:table-cell>
          <table:table-cell table:style-name="ce2" office:value-type="float" office:value="564.434" calcext:value-type="float">
            <text:p>564.434</text:p>
          </table:table-cell>
          <table:table-cell table:style-name="ce2" office:value-type="float" office:value="1186.88" calcext:value-type="float">
            <text:p>1186.880</text:p>
          </table:table-cell>
          <table:table-cell table:style-name="ce2" office:value-type="float" office:value="405.439" calcext:value-type="float">
            <text:p>405.439</text:p>
          </table:table-cell>
          <table:table-cell table:formula="of:=[.C10]/[.D10]" office:value-type="float" office:value="0.318903538766269" calcext:value-type="float">
            <text:p>0.318903538766269</text:p>
          </table:table-cell>
          <table:table-cell table:number-columns-repeated="3"/>
          <table:table-cell table:style-name="ce2" office:value-type="float" office:value="1096.88" calcext:value-type="float">
            <text:p>1096.880</text:p>
          </table:table-cell>
          <table:table-cell table:style-name="ce2" office:value-type="float" office:value="1276.88" calcext:value-type="float">
            <text:p>1276.880</text:p>
          </table:table-cell>
          <table:table-cell table:style-name="ce2" office:value-type="float" office:value="123.223" calcext:value-type="float">
            <text:p>123.223</text:p>
          </table:table-cell>
          <table:table-cell table:style-name="ce2" office:value-type="float" office:value="687.656" calcext:value-type="float">
            <text:p>687.656</text:p>
          </table:table-cell>
          <table:table-cell table:formula="of:=[.E10]-(1280/2)" office:value-type="float" office:value="546.88" calcext:value-type="float">
            <text:p>546.880</text:p>
          </table:table-cell>
          <table:table-cell table:formula="of:=[.F10]-(720/2)" office:value-type="float" office:value="45.439" calcext:value-type="float">
            <text:p>45.43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7.5" calcext:value-type="float">
            <text:p>197.5</text:p>
          </table:table-cell>
          <table:table-cell table:style-name="ce1" office:value-type="float" office:value="548.439" calcext:value-type="float">
            <text:p>548.439</text:p>
          </table:table-cell>
          <table:table-cell office:value-type="float" office:value="1138.75" calcext:value-type="float">
            <text:p>1138.75</text:p>
          </table:table-cell>
          <table:table-cell table:style-name="ce1" office:value-type="float" office:value="415.547" calcext:value-type="float">
            <text:p>415.547</text:p>
          </table:table-cell>
          <table:table-cell table:formula="of:=[.C11]/[.D11]" office:value-type="float" office:value="0.360112975189584" calcext:value-type="float">
            <text:p>0.360112975189584</text:p>
          </table:table-cell>
          <table:table-cell table:number-columns-repeated="3"/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237.5" calcext:value-type="float">
            <text:p>1237.5</text:p>
          </table:table-cell>
          <table:table-cell table:style-name="ce1" office:value-type="float" office:value="141.328" calcext:value-type="float">
            <text:p>141.328</text:p>
          </table:table-cell>
          <table:table-cell table:style-name="ce1" office:value-type="float" office:value="689.766" calcext:value-type="float">
            <text:p>689.766</text:p>
          </table:table-cell>
          <table:table-cell table:formula="of:=[.E11]-(1280/2)" office:value-type="float" office:value="498.75" calcext:value-type="float">
            <text:p>498.750</text:p>
          </table:table-cell>
          <table:table-cell table:formula="of:=[.F11]-(720/2)" office:value-type="float" office:value="55.547" calcext:value-type="float">
            <text:p>55.54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8.75" calcext:value-type="float">
            <text:p>198.75</text:p>
          </table:table-cell>
          <table:table-cell table:style-name="ce1" office:value-type="float" office:value="554.766" calcext:value-type="float">
            <text:p>554.766</text:p>
          </table:table-cell>
          <table:table-cell office:value-type="float" office:value="1133.12" calcext:value-type="float">
            <text:p>1133.12</text:p>
          </table:table-cell>
          <table:table-cell table:style-name="ce1" office:value-type="float" office:value="416.25" calcext:value-type="float">
            <text:p>416.25</text:p>
          </table:table-cell>
          <table:table-cell table:formula="of:=[.C12]/[.D12]" office:value-type="float" office:value="0.358259157915229" calcext:value-type="float">
            <text:p>0.358259157915229</text:p>
          </table:table-cell>
          <table:table-cell table:number-columns-repeated="3"/>
          <table:table-cell table:style-name="ce1" office:value-type="float" office:value="1033.75" calcext:value-type="float">
            <text:p>1033.75</text:p>
          </table:table-cell>
          <table:table-cell table:style-name="ce1" office:value-type="float" office:value="1232.5" calcext:value-type="float">
            <text:p>1232.5</text:p>
          </table:table-cell>
          <table:table-cell table:style-name="ce1" office:value-type="float" office:value="138.867" calcext:value-type="float">
            <text:p>138.867</text:p>
          </table:table-cell>
          <table:table-cell table:style-name="ce1" office:value-type="float" office:value="693.633" calcext:value-type="float">
            <text:p>693.633</text:p>
          </table:table-cell>
          <table:table-cell table:formula="of:=[.E12]-(1280/2)" office:value-type="float" office:value="493.12" calcext:value-type="float">
            <text:p>493.120</text:p>
          </table:table-cell>
          <table:table-cell table:formula="of:=[.F12]-(720/2)" office:value-type="float" office:value="56.25" calcext:value-type="float">
            <text:p>56.2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91.25" calcext:value-type="float">
            <text:p>191.25</text:p>
          </table:table-cell>
          <table:table-cell table:style-name="ce1" office:value-type="float" office:value="549.141" calcext:value-type="float">
            <text:p>549.141</text:p>
          </table:table-cell>
          <table:table-cell office:value-type="float" office:value="1138.75" calcext:value-type="float">
            <text:p>1138.75</text:p>
          </table:table-cell>
          <table:table-cell table:style-name="ce1" office:value-type="float" office:value="425.391" calcext:value-type="float">
            <text:p>425.391</text:p>
          </table:table-cell>
          <table:table-cell table:formula="of:=[.C13]/[.D13]" office:value-type="float" office:value="0.348271209033745" calcext:value-type="float">
            <text:p>0.348271209033745</text:p>
          </table:table-cell>
          <table:table-cell table:number-columns-repeated="3"/>
          <table:table-cell table:style-name="ce1" office:value-type="float" office:value="1043.12" calcext:value-type="float">
            <text:p>1043.12</text:p>
          </table:table-cell>
          <table:table-cell table:style-name="ce1" office:value-type="float" office:value="1234.38" calcext:value-type="float">
            <text:p>1234.38</text:p>
          </table:table-cell>
          <table:table-cell table:style-name="ce1" office:value-type="float" office:value="150.82" calcext:value-type="float">
            <text:p>150.82</text:p>
          </table:table-cell>
          <table:table-cell table:style-name="ce1" office:value-type="float" office:value="699.961" calcext:value-type="float">
            <text:p>699.961</text:p>
          </table:table-cell>
          <table:table-cell table:formula="of:=[.E13]-(1280/2)" office:value-type="float" office:value="498.75" calcext:value-type="float">
            <text:p>498.750</text:p>
          </table:table-cell>
          <table:table-cell table:formula="of:=[.F13]-(720/2)" office:value-type="float" office:value="65.391" calcext:value-type="float">
            <text:p>65.39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28.438" calcext:value-type="float">
            <text:p>128.438</text:p>
          </table:table-cell>
          <table:table-cell table:style-name="ce2" office:value-type="float" office:value="365" calcext:value-type="float">
            <text:p>365.000</text:p>
          </table:table-cell>
          <table:table-cell table:style-name="ce2" office:value-type="float" office:value="648.281" calcext:value-type="float">
            <text:p>648.281</text:p>
          </table:table-cell>
          <table:table-cell table:style-name="ce2" office:value-type="float" office:value="357.539" calcext:value-type="float">
            <text:p>357.539</text:p>
          </table:table-cell>
          <table:table-cell table:formula="of:=[.C14]/[.D14]" office:value-type="float" office:value="0.351884931506849" calcext:value-type="float">
            <text:p>0.351884931506849</text:p>
          </table:table-cell>
          <table:table-cell table:number-columns-repeated="3"/>
          <table:table-cell table:style-name="ce2" office:value-type="float" office:value="584.062" calcext:value-type="float">
            <text:p>584.062</text:p>
          </table:table-cell>
          <table:table-cell table:style-name="ce2" office:value-type="float" office:value="712.5" calcext:value-type="float">
            <text:p>712.500</text:p>
          </table:table-cell>
          <table:table-cell table:style-name="ce2" office:value-type="float" office:value="210.234" calcext:value-type="float">
            <text:p>210.234</text:p>
          </table:table-cell>
          <table:table-cell table:style-name="ce2" office:value-type="float" office:value="504.844" calcext:value-type="float">
            <text:p>504.844</text:p>
          </table:table-cell>
          <table:table-cell table:formula="of:=[.E14]-(1280/2)" office:value-type="float" office:value="8.28099999999995" calcext:value-type="float">
            <text:p>8.281</text:p>
          </table:table-cell>
          <table:table-cell table:formula="of:=[.F14]-(720/2)" office:value-type="float" office:value="-2.46100000000001" calcext:value-type="float">
            <text:p>-2.46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6.562" calcext:value-type="float">
            <text:p>136.562</text:p>
          </table:table-cell>
          <table:table-cell table:style-name="ce2" office:value-type="float" office:value="375" calcext:value-type="float">
            <text:p>375.000</text:p>
          </table:table-cell>
          <table:table-cell table:style-name="ce2" office:value-type="float" office:value="641.094" calcext:value-type="float">
            <text:p>641.094</text:p>
          </table:table-cell>
          <table:table-cell table:style-name="ce2" office:value-type="float" office:value="350.596" calcext:value-type="float">
            <text:p>350.596</text:p>
          </table:table-cell>
          <table:table-cell table:formula="of:=[.C15]/[.D15]" office:value-type="float" office:value="0.364165333333333" calcext:value-type="float">
            <text:p>0.364165333333333</text:p>
          </table:table-cell>
          <table:table-cell table:number-columns-repeated="3"/>
          <table:table-cell table:style-name="ce2" office:value-type="float" office:value="572.812" calcext:value-type="float">
            <text:p>572.812</text:p>
          </table:table-cell>
          <table:table-cell table:style-name="ce2" office:value-type="float" office:value="709.375" calcext:value-type="float">
            <text:p>709.375</text:p>
          </table:table-cell>
          <table:table-cell table:style-name="ce2" office:value-type="float" office:value="194.238" calcext:value-type="float">
            <text:p>194.238</text:p>
          </table:table-cell>
          <table:table-cell table:style-name="ce2" office:value-type="float" office:value="506.953" calcext:value-type="float">
            <text:p>506.953</text:p>
          </table:table-cell>
          <table:table-cell table:formula="of:=[.E15]-(1280/2)" office:value-type="float" office:value="1.09400000000005" calcext:value-type="float">
            <text:p>1.094</text:p>
          </table:table-cell>
          <table:table-cell table:formula="of:=[.F15]-(720/2)" office:value-type="float" office:value="-9.404" calcext:value-type="float">
            <text:p>-9.40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6.875" calcext:value-type="float">
            <text:p>146.875</text:p>
          </table:table-cell>
          <table:table-cell table:style-name="ce2" office:value-type="float" office:value="384" calcext:value-type="float">
            <text:p>384.000</text:p>
          </table:table-cell>
          <table:table-cell table:style-name="ce2" office:value-type="float" office:value="618.438" calcext:value-type="float">
            <text:p>618.438</text:p>
          </table:table-cell>
          <table:table-cell table:style-name="ce2" office:value-type="float" office:value="349.717" calcext:value-type="float">
            <text:p>349.717</text:p>
          </table:table-cell>
          <table:table-cell table:formula="of:=[.C16]/[.D16]" office:value-type="float" office:value="0.382486979166667" calcext:value-type="float">
            <text:p>0.382486979166667</text:p>
          </table:table-cell>
          <table:table-cell table:number-columns-repeated="3"/>
          <table:table-cell table:style-name="ce2" office:value-type="float" office:value="546" calcext:value-type="float">
            <text:p>546.000</text:p>
          </table:table-cell>
          <table:table-cell table:style-name="ce2" office:value-type="float" office:value="691.8875" calcext:value-type="float">
            <text:p>691.888</text:p>
          </table:table-cell>
          <table:table-cell table:style-name="ce2" office:value-type="float" office:value="188.262" calcext:value-type="float">
            <text:p>188.262</text:p>
          </table:table-cell>
          <table:table-cell table:style-name="ce2" office:value-type="float" office:value="511.172" calcext:value-type="float">
            <text:p>511.172</text:p>
          </table:table-cell>
          <table:table-cell table:formula="of:=[.E16]-(1280/2)" office:value-type="float" office:value="-21.562" calcext:value-type="float">
            <text:p>-21.562</text:p>
          </table:table-cell>
          <table:table-cell table:formula="of:=[.F16]-(720/2)" office:value-type="float" office:value="-10.283" calcext:value-type="float">
            <text:p>-10.28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3.75" calcext:value-type="float">
            <text:p>123.750</text:p>
          </table:table-cell>
          <table:table-cell table:style-name="ce2" office:value-type="float" office:value="341.016" calcext:value-type="float">
            <text:p>341.016</text:p>
          </table:table-cell>
          <table:table-cell table:style-name="ce2" office:value-type="float" office:value="971.25" calcext:value-type="float">
            <text:p>971.250</text:p>
          </table:table-cell>
          <table:table-cell table:style-name="ce2" office:value-type="float" office:value="393.398" calcext:value-type="float">
            <text:p>393.398</text:p>
          </table:table-cell>
          <table:table-cell table:formula="of:=[.C17]/[.D17]" office:value-type="float" office:value="0.362886198888029" calcext:value-type="float">
            <text:p>0.362886198888029</text:p>
          </table:table-cell>
          <table:table-cell table:number-columns-repeated="3"/>
          <table:table-cell table:style-name="ce2" office:value-type="float" office:value="909.375" calcext:value-type="float">
            <text:p>909.375</text:p>
          </table:table-cell>
          <table:table-cell table:style-name="ce2" office:value-type="float" office:value="1033.12" calcext:value-type="float">
            <text:p>1033.120</text:p>
          </table:table-cell>
          <table:table-cell table:style-name="ce2" office:value-type="float" office:value="222.891" calcext:value-type="float">
            <text:p>222.891</text:p>
          </table:table-cell>
          <table:table-cell table:style-name="ce2" office:value-type="float" office:value="563.906" calcext:value-type="float">
            <text:p>563.906</text:p>
          </table:table-cell>
          <table:table-cell table:formula="of:=[.E17]-(1280/2)" office:value-type="float" office:value="331.25" calcext:value-type="float">
            <text:p>331.250</text:p>
          </table:table-cell>
          <table:table-cell table:formula="of:=[.F17]-(720/2)" office:value-type="float" office:value="33.398" calcext:value-type="float">
            <text:p>33.39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35" calcext:value-type="float">
            <text:p>135.000</text:p>
          </table:table-cell>
          <table:table-cell table:style-name="ce2" office:value-type="float" office:value="314.297" calcext:value-type="float">
            <text:p>314.297</text:p>
          </table:table-cell>
          <table:table-cell table:style-name="ce2" office:value-type="float" office:value="976.875" calcext:value-type="float">
            <text:p>976.875</text:p>
          </table:table-cell>
          <table:table-cell table:style-name="ce2" office:value-type="float" office:value="374.414" calcext:value-type="float">
            <text:p>374.414</text:p>
          </table:table-cell>
          <table:table-cell table:formula="of:=[.C18]/[.D18]" office:value-type="float" office:value="0.429530030512541" calcext:value-type="float">
            <text:p>0.429530030512541</text:p>
          </table:table-cell>
          <table:table-cell table:number-columns-repeated="3"/>
          <table:table-cell table:style-name="ce2" office:value-type="float" office:value="909.375" calcext:value-type="float">
            <text:p>909.375</text:p>
          </table:table-cell>
          <table:table-cell table:style-name="ce2" office:value-type="float" office:value="1044.38" calcext:value-type="float">
            <text:p>1044.380</text:p>
          </table:table-cell>
          <table:table-cell table:style-name="ce2" office:value-type="float" office:value="217.266" calcext:value-type="float">
            <text:p>217.266</text:p>
          </table:table-cell>
          <table:table-cell table:style-name="ce2" office:value-type="float" office:value="531.562" calcext:value-type="float">
            <text:p>531.562</text:p>
          </table:table-cell>
          <table:table-cell table:formula="of:=[.E18]-(1280/2)" office:value-type="float" office:value="336.875" calcext:value-type="float">
            <text:p>336.875</text:p>
          </table:table-cell>
          <table:table-cell table:formula="of:=[.F18]-(720/2)" office:value-type="float" office:value="14.414" calcext:value-type="float">
            <text:p>14.41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27.5" calcext:value-type="float">
            <text:p>127.500</text:p>
          </table:table-cell>
          <table:table-cell table:style-name="ce2" office:value-type="float" office:value="315.703" calcext:value-type="float">
            <text:p>315.703</text:p>
          </table:table-cell>
          <table:table-cell table:style-name="ce2" office:value-type="float" office:value="974.375" calcext:value-type="float">
            <text:p>974.375</text:p>
          </table:table-cell>
          <table:table-cell table:style-name="ce2" office:value-type="float" office:value="381.445" calcext:value-type="float">
            <text:p>381.445</text:p>
          </table:table-cell>
          <table:table-cell table:formula="of:=[.C19]/[.D19]" office:value-type="float" office:value="0.403860590491696" calcext:value-type="float">
            <text:p>0.403860590491696</text:p>
          </table:table-cell>
          <table:table-cell table:number-columns-repeated="3"/>
          <table:table-cell table:style-name="ce2" office:value-type="float" office:value="910.625" calcext:value-type="float">
            <text:p>910.625</text:p>
          </table:table-cell>
          <table:table-cell table:style-name="ce2" office:value-type="float" office:value="1038.12" calcext:value-type="float">
            <text:p>1038.120</text:p>
          </table:table-cell>
          <table:table-cell table:style-name="ce2" office:value-type="float" office:value="223.594" calcext:value-type="float">
            <text:p>223.594</text:p>
          </table:table-cell>
          <table:table-cell table:style-name="ce2" office:value-type="float" office:value="539.297" calcext:value-type="float">
            <text:p>539.297</text:p>
          </table:table-cell>
          <table:table-cell table:formula="of:=[.E19]-(1280/2)" office:value-type="float" office:value="334.375" calcext:value-type="float">
            <text:p>334.375</text:p>
          </table:table-cell>
          <table:table-cell table:formula="of:=[.F19]-(720/2)" office:value-type="float" office:value="21.445" calcext:value-type="float">
            <text:p>21.4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5.312" calcext:value-type="float">
            <text:p>115.312</text:p>
          </table:table-cell>
          <table:table-cell table:style-name="ce2" office:value-type="float" office:value="274.922" calcext:value-type="float">
            <text:p>274.922</text:p>
          </table:table-cell>
          <table:table-cell table:style-name="ce2" office:value-type="float" office:value="622.969" calcext:value-type="float">
            <text:p>622.969</text:p>
          </table:table-cell>
          <table:table-cell table:style-name="ce2" office:value-type="float" office:value="372.305" calcext:value-type="float">
            <text:p>372.305</text:p>
          </table:table-cell>
          <table:table-cell table:formula="of:=[.C20]/[.D20]" office:value-type="float" office:value="0.419435330748358" calcext:value-type="float">
            <text:p>0.419435330748358</text:p>
          </table:table-cell>
          <table:table-cell table:number-columns-repeated="3"/>
          <table:table-cell table:style-name="ce2" office:value-type="float" office:value="656.312" calcext:value-type="float">
            <text:p>656.312</text:p>
          </table:table-cell>
          <table:table-cell table:style-name="ce2" office:value-type="float" office:value="680.625" calcext:value-type="float">
            <text:p>680.625</text:p>
          </table:table-cell>
          <table:table-cell table:style-name="ce2" office:value-type="float" office:value="234.844" calcext:value-type="float">
            <text:p>234.844</text:p>
          </table:table-cell>
          <table:table-cell table:style-name="ce2" office:value-type="float" office:value="509.766" calcext:value-type="float">
            <text:p>509.766</text:p>
          </table:table-cell>
          <table:table-cell table:formula="of:=[.E20]-(1280/2)" office:value-type="float" office:value="-17.031" calcext:value-type="float">
            <text:p>-17.031</text:p>
          </table:table-cell>
          <table:table-cell table:formula="of:=[.F20]-(720/2)" office:value-type="float" office:value="12.305" calcext:value-type="float">
            <text:p>12.30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3.125" calcext:value-type="float">
            <text:p>113.125</text:p>
          </table:table-cell>
          <table:table-cell table:style-name="ce2" office:value-type="float" office:value="270.176" calcext:value-type="float">
            <text:p>270.176</text:p>
          </table:table-cell>
          <table:table-cell table:style-name="ce2" office:value-type="float" office:value="632.188" calcext:value-type="float">
            <text:p>632.188</text:p>
          </table:table-cell>
          <table:table-cell table:style-name="ce2" office:value-type="float" office:value="376.787" calcext:value-type="float">
            <text:p>376.787</text:p>
          </table:table-cell>
          <table:table-cell table:formula="of:=[.C21]/[.D21]" office:value-type="float" office:value="0.418708545540685" calcext:value-type="float">
            <text:p>0.418708545540685</text:p>
          </table:table-cell>
          <table:table-cell table:number-columns-repeated="3"/>
          <table:table-cell table:style-name="ce2" office:value-type="float" office:value="575.625" calcext:value-type="float">
            <text:p>575.625</text:p>
          </table:table-cell>
          <table:table-cell table:style-name="ce2" office:value-type="float" office:value="688.75" calcext:value-type="float">
            <text:p>688.750</text:p>
          </table:table-cell>
          <table:table-cell table:style-name="ce2" office:value-type="float" office:value="241.699" calcext:value-type="float">
            <text:p>241.699</text:p>
          </table:table-cell>
          <table:table-cell table:style-name="ce2" office:value-type="float" office:value="511.875" calcext:value-type="float">
            <text:p>511.875</text:p>
          </table:table-cell>
          <table:table-cell table:formula="of:=[.E21]-(1280/2)" office:value-type="float" office:value="-7.81200000000001" calcext:value-type="float">
            <text:p>-7.812</text:p>
          </table:table-cell>
          <table:table-cell table:formula="of:=[.F21]-(720/2)" office:value-type="float" office:value="16.787" calcext:value-type="float">
            <text:p>16.78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.000</text:p>
          </table:table-cell>
          <table:table-cell table:style-name="ce2" office:value-type="float" office:value="271.406" calcext:value-type="float">
            <text:p>271.406</text:p>
          </table:table-cell>
          <table:table-cell table:style-name="ce2" office:value-type="float" office:value="628.75" calcext:value-type="float">
            <text:p>628.750</text:p>
          </table:table-cell>
          <table:table-cell table:style-name="ce2" office:value-type="float" office:value="400.078" calcext:value-type="float">
            <text:p>400.078</text:p>
          </table:table-cell>
          <table:table-cell table:formula="of:=[.C22]/[.D22]" office:value-type="float" office:value="0.405296861528485" calcext:value-type="float">
            <text:p>0.405296861528485</text:p>
          </table:table-cell>
          <table:table-cell table:number-columns-repeated="3"/>
          <table:table-cell table:style-name="ce2" office:value-type="float" office:value="573.75" calcext:value-type="float">
            <text:p>573.750</text:p>
          </table:table-cell>
          <table:table-cell table:style-name="ce2" office:value-type="float" office:value="683.75" calcext:value-type="float">
            <text:p>683.750</text:p>
          </table:table-cell>
          <table:table-cell table:style-name="ce2" office:value-type="float" office:value="264.375" calcext:value-type="float">
            <text:p>264.375</text:p>
          </table:table-cell>
          <table:table-cell table:style-name="ce2" office:value-type="float" office:value="535.781" calcext:value-type="float">
            <text:p>535.781</text:p>
          </table:table-cell>
          <table:table-cell table:formula="of:=[.E22]-(1280/2)" office:value-type="float" office:value="-11.25" calcext:value-type="float">
            <text:p>-11.250</text:p>
          </table:table-cell>
          <table:table-cell table:formula="of:=[.F22]-(720/2)" office:value-type="float" office:value="40.078" calcext:value-type="float">
            <text:p>40.07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0.156" calcext:value-type="float">
            <text:p>260.156</text:p>
          </table:table-cell>
          <table:table-cell office:value-type="float" office:value="930" calcext:value-type="float">
            <text:p>930</text:p>
          </table:table-cell>
          <table:table-cell table:style-name="ce1" office:value-type="float" office:value="407.461" calcext:value-type="float">
            <text:p>407.461</text:p>
          </table:table-cell>
          <table:table-cell table:formula="of:=[.C23]/[.D23]" office:value-type="float" office:value="0.384384753763127" calcext:value-type="float">
            <text:p>0.384384753763127</text:p>
          </table:table-cell>
          <table:table-cell table:number-columns-repeated="3"/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277.383" calcext:value-type="float">
            <text:p>277.383</text:p>
          </table:table-cell>
          <table:table-cell table:style-name="ce1" office:value-type="float" office:value="537.539" calcext:value-type="float">
            <text:p>537.539</text:p>
          </table:table-cell>
          <table:table-cell table:formula="of:=[.E23]-(1280/2)" office:value-type="float" office:value="290" calcext:value-type="float">
            <text:p>290.000</text:p>
          </table:table-cell>
          <table:table-cell table:formula="of:=[.F23]-(720/2)" office:value-type="float" office:value="47.461" calcext:value-type="float">
            <text:p>47.461</text:p>
          </table:table-cell>
          <table:table-cell/>
          <table:table-cell>
            <draw:frame draw:z-index="3" draw:style-name="gr1" draw:text-style-name="P1" svg:width="6.3547in" svg:height="3.5406in" svg:x="0.0008in" svg:y="0.0118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draw:z-index="6" draw:style-name="gr1" draw:text-style-name="P1" svg:width="6.3551in" svg:height="3.5406in" svg:x="0.3831in" svg:y="0.0012in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1.25" calcext:value-type="float">
            <text:p>101.25</text:p>
          </table:table-cell>
          <table:table-cell table:style-name="ce1" office:value-type="float" office:value="268.77" calcext:value-type="float">
            <text:p>268.77</text:p>
          </table:table-cell>
          <table:table-cell office:value-type="float" office:value="923.125" calcext:value-type="float">
            <text:p>923.125</text:p>
          </table:table-cell>
          <table:table-cell table:style-name="ce1" office:value-type="float" office:value="409.834" calcext:value-type="float">
            <text:p>409.834</text:p>
          </table:table-cell>
          <table:table-cell table:formula="of:=[.C24]/[.D24]" office:value-type="float" office:value="0.376716151356178" calcext:value-type="float">
            <text:p>0.376716151356178</text:p>
          </table:table-cell>
          <table:table-cell table:number-columns-repeated="3"/>
          <table:table-cell table:style-name="ce1" office:value-type="float" office:value="872.5" calcext:value-type="float">
            <text:p>872.5</text:p>
          </table:table-cell>
          <table:table-cell table:style-name="ce1" office:value-type="float" office:value="973.75" calcext:value-type="float">
            <text:p>973.75</text:p>
          </table:table-cell>
          <table:table-cell table:style-name="ce1" office:value-type="float" office:value="275.449" calcext:value-type="float">
            <text:p>275.449</text:p>
          </table:table-cell>
          <table:table-cell table:style-name="ce1" office:value-type="float" office:value="544.219" calcext:value-type="float">
            <text:p>544.219</text:p>
          </table:table-cell>
          <table:table-cell table:formula="of:=[.E24]-(1280/2)" office:value-type="float" office:value="283.125" calcext:value-type="float">
            <text:p>283.125</text:p>
          </table:table-cell>
          <table:table-cell table:formula="of:=[.F24]-(720/2)" office:value-type="float" office:value="49.834" calcext:value-type="float">
            <text:p>49.83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6.25" calcext:value-type="float">
            <text:p>96.25</text:p>
          </table:table-cell>
          <table:table-cell table:style-name="ce1" office:value-type="float" office:value="250.312" calcext:value-type="float">
            <text:p>250.312</text:p>
          </table:table-cell>
          <table:table-cell office:value-type="float" office:value="926.875" calcext:value-type="float">
            <text:p>926.875</text:p>
          </table:table-cell>
          <table:table-cell table:style-name="ce1" office:value-type="float" office:value="409.922" calcext:value-type="float">
            <text:p>409.922</text:p>
          </table:table-cell>
          <table:table-cell table:formula="of:=[.C25]/[.D25]" office:value-type="float" office:value="0.384520118891623" calcext:value-type="float">
            <text:p>0.384520118891623</text:p>
          </table:table-cell>
          <table:table-cell table:number-columns-repeated="3"/>
          <table:table-cell table:style-name="ce1" office:value-type="float" office:value="878.75" calcext:value-type="float">
            <text:p>878.75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284.766" calcext:value-type="float">
            <text:p>284.766</text:p>
          </table:table-cell>
          <table:table-cell table:style-name="ce1" office:value-type="float" office:value="535.078" calcext:value-type="float">
            <text:p>535.078</text:p>
          </table:table-cell>
          <table:table-cell table:formula="of:=[.E25]-(1280/2)" office:value-type="float" office:value="286.875" calcext:value-type="float">
            <text:p>286.875</text:p>
          </table:table-cell>
          <table:table-cell table:formula="of:=[.F25]-(720/2)" office:value-type="float" office:value="49.922" calcext:value-type="float">
            <text:p>49.922</text:p>
          </table:table-cell>
          <table:table-cell table:number-columns-repeated="9"/>
        </table:table-row>
        <table:table-row table:style-name="ro1" table:number-rows-repeated="4">
          <table:table-cell table:style-name="Default" table:number-columns-repeated="2"/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table:number-columns-repeated="9"/>
          <table:table-cell table:formula="of:=[.E30]-(1280/2)" office:value-type="float" office:value="325" calcext:value-type="float">
            <text:p>325.0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9"/>
          <table:table-cell table:formula="of:=[.E31]-(1280/2)" office:value-type="float" office:value="187" calcext:value-type="float">
            <text:p>187.0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table:number-columns-repeated="9"/>
          <table:table-cell table:formula="of:=[.E32]-(1280/2)" office:value-type="float" office:value="87" calcext:value-type="float">
            <text:p>87.0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table:formula="of:=AVERAGE([.E11:.E13])" office:value-type="float" office:value="1136.87333333333" calcext:value-type="float">
            <text:p>1137</text:p>
          </table:table-cell>
          <table:table-cell table:number-columns-repeated="9"/>
          <table:table-cell table:formula="of:=[.E33]-(1280/2)" office:value-type="float" office:value="496.873333333333" calcext:value-type="float">
            <text:p>496.87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9"/>
          <table:table-cell table:formula="of:=[.E34]-(1280/2)" office:value-type="float" office:value="335" calcext:value-type="float">
            <text:p>335.0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9"/>
          <table:table-cell table:formula="of:=[.E35]-(1280/2)" office:value-type="float" office:value="187" calcext:value-type="float">
            <text:p>187.0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3+2.961)/0.004" office:value-type="float" office:value="1490.25" calcext:value-type="float">
            <text:p>1490.25</text:p>
          </table:table-cell>
          <table:table-cell table:number-columns-repeated="9"/>
          <table:table-cell table:formula="of:=[.E36]-(1280/2)" office:value-type="float" office:value="850.25" calcext:value-type="float">
            <text:p>850.25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3+3.747)/0.006" office:value-type="float" office:value="1124.5" calcext:value-type="float">
            <text:p>1124.5</text:p>
          </table:table-cell>
          <table:table-cell table:number-columns-repeated="9"/>
          <table:table-cell table:formula="of:=[.E37]-(1280/2)" office:value-type="float" office:value="484.5" calcext:value-type="float">
            <text:p>484.5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table:formula="of:=AVERAGE([.E23:.E25])" office:value-type="float" office:value="926.666666666667" calcext:value-type="float">
            <text:p>926.67</text:p>
          </table:table-cell>
          <table:table-cell table:number-columns-repeated="9"/>
          <table:table-cell table:formula="of:=[.E38]-(1280/2)" office:value-type="float" office:value="286.666666666667" calcext:value-type="float">
            <text:p>286.667</text:p>
          </table:table-cell>
          <table:table-cell table:style-name="Default"/>
          <table:table-cell table:number-columns-repeated="9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8"/>
          <table:table-cell>
            <draw:frame draw:z-index="7" draw:style-name="gr1" draw:text-style-name="P1" svg:width="6.3551in" svg:height="3.5406in" svg:x="0.5516in" svg:y="0.1547in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Default">
            <draw:frame draw:z-index="0" draw:style-name="gr1" draw:text-style-name="P1" svg:width="6.339in" svg:height="3.5394in" svg:x="0.5177in" svg:y="0.1315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>
            <draw:frame draw:z-index="1" draw:style-name="gr1" draw:text-style-name="P1" svg:width="6.3555in" svg:height="3.5394in" svg:x="-1.6512in" svg:y="0.0831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Default" table:number-columns-repeated="2"/>
          <table:table-cell/>
          <table:table-cell>
            <draw:frame draw:z-index="4" draw:style-name="gr1" draw:text-style-name="P1" svg:width="6.3547in" svg:height="3.5406in" svg:x="0.1358in" svg:y="0.1197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</table:table>
      <table:table table:name="x-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y-cal" table:style-name="ta1">
        <table:table-column table:style-name="co1" table:number-columns-repeated="17" table:default-cell-style-name="ce4"/>
        <table:table-row table:style-name="ro1">
          <table:table-cell table:style-name="ce1"/>
          <table:table-cell office:value-type="string" calcext:value-type="string">
            <text:p>x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</table:table-row>
        <table:table-row table:style-name="ro1">
          <table:table-cell office:value-type="string" calcext:value-type="string">
            <text:p>pixel offset</text:p>
          </table:table-cell>
          <table:table-cell office:value-type="float" office:value="0" calcext:value-type="float">
            <text:p>0.00</text:p>
          </table:table-cell>
          <table:table-cell table:formula="of:=[.D2]*0.75" office:value-type="float" office:value="0" calcext:value-type="float">
            <text:p>0.00</text:p>
          </table:table-cell>
          <table:table-cell table:formula="of:=[.E2]*0.75" office:value-type="float" office:value="0" calcext:value-type="float">
            <text:p>0.00</text:p>
          </table:table-cell>
          <table:table-cell table:formula="of:=[.F2]*0.75" office:value-type="float" office:value="0" calcext:value-type="float">
            <text:p>0.00</text:p>
          </table:table-cell>
          <table:table-cell table:formula="of:=0.004*[.B2]-0.202+0.202" office:value-type="float" office:value="0" calcext:value-type="float">
            <text:p>0.00</text:p>
          </table:table-cell>
          <table:table-cell table:formula="of:=[.F2]*1.33" office:value-type="float" office:value="0" calcext:value-type="float">
            <text:p>0.00</text:p>
          </table:table-cell>
          <table:table-cell table:formula="of:=0.006*[.B2]+0.027-0.027" office:value-type="float" office:value="0" calcext:value-type="float">
            <text:p>0.00</text:p>
          </table:table-cell>
          <table:table-cell table:formula="of:=[.H2]*1.33" office:value-type="float" office:value="0" calcext:value-type="float">
            <text:p>0.00</text:p>
          </table:table-cell>
          <table:table-cell table:formula="of:=0.01*[.B2]+0.122-0.122" office:value-type="float" office:value="0" calcext:value-type="float">
            <text:p>0.00</text:p>
          </table:table-cell>
          <table:table-cell table:formula="of:=[.J2]*1.33" office:value-type="float" office:value="0" calcext:value-type="float">
            <text:p>0.00</text:p>
          </table:table-cell>
          <table:table-cell table:formula="of:=[.K2]*1.33" office:value-type="float" office:value="0" calcext:value-type="float">
            <text:p>0.00</text:p>
          </table:table-cell>
          <table:table-cell table:formula="of:=[.L2]*1.33" office:value-type="float" office:value="0" calcext:value-type="float">
            <text:p>0.00</text:p>
          </table:table-cell>
          <table:table-cell table:formula="of:=[.M2]*1.33" office:value-type="float" office:value="0" calcext:value-type="float">
            <text:p>0.00</text:p>
          </table:table-cell>
          <table:table-cell table:formula="of:=[.N2]*1.33" office:value-type="float" office:value="0" calcext:value-type="float">
            <text:p>0.00</text:p>
          </table:table-cell>
          <table:table-cell table:formula="of:=[.O2]*1.33" office:value-type="float" office:value="0" calcext:value-type="float">
            <text:p>0.00</text:p>
          </table:table-cell>
          <table:table-cell table:formula="of:=[.P2]*1.33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50" calcext:value-type="float">
            <text:p>50.00</text:p>
          </table:table-cell>
          <table:table-cell table:formula="of:=[.D3]*0.75" office:value-type="float" office:value="0.084375" calcext:value-type="float">
            <text:p>0.08</text:p>
          </table:table-cell>
          <table:table-cell table:formula="of:=[.E3]*0.75" office:value-type="float" office:value="0.1125" calcext:value-type="float">
            <text:p>0.11</text:p>
          </table:table-cell>
          <table:table-cell table:formula="of:=[.F3]*0.75" office:value-type="float" office:value="0.15" calcext:value-type="float">
            <text:p>0.15</text:p>
          </table:table-cell>
          <table:table-cell table:formula="of:=0.004*[.B3]-0.202+0.202" office:value-type="float" office:value="0.2" calcext:value-type="float">
            <text:p>0.20</text:p>
          </table:table-cell>
          <table:table-cell table:formula="of:=[.F3]*1.33" office:value-type="float" office:value="0.266" calcext:value-type="float">
            <text:p>0.27</text:p>
          </table:table-cell>
          <table:table-cell table:formula="of:=0.006*[.B3]+0.027-0.027" office:value-type="float" office:value="0.3" calcext:value-type="float">
            <text:p>0.30</text:p>
          </table:table-cell>
          <table:table-cell table:formula="of:=[.H3]*1.33" office:value-type="float" office:value="0.399" calcext:value-type="float">
            <text:p>0.40</text:p>
          </table:table-cell>
          <table:table-cell table:formula="of:=0.01*[.B3]+0.122-0.122" office:value-type="float" office:value="0.5" calcext:value-type="float">
            <text:p>0.50</text:p>
          </table:table-cell>
          <table:table-cell table:formula="of:=[.J3]*1.33" office:value-type="float" office:value="0.665" calcext:value-type="float">
            <text:p>0.67</text:p>
          </table:table-cell>
          <table:table-cell table:formula="of:=[.K3]*1.33" office:value-type="float" office:value="0.88445" calcext:value-type="float">
            <text:p>0.88</text:p>
          </table:table-cell>
          <table:table-cell table:formula="of:=[.L3]*1.33" office:value-type="float" office:value="1.1763185" calcext:value-type="float">
            <text:p>1.18</text:p>
          </table:table-cell>
          <table:table-cell table:formula="of:=[.M3]*1.33" office:value-type="float" office:value="1.564503605" calcext:value-type="float">
            <text:p>1.56</text:p>
          </table:table-cell>
          <table:table-cell table:formula="of:=[.N3]*1.33" office:value-type="float" office:value="2.08078979465" calcext:value-type="float">
            <text:p>2.08</text:p>
          </table:table-cell>
          <table:table-cell table:formula="of:=[.O3]*1.33" office:value-type="float" office:value="2.7674504268845" calcext:value-type="float">
            <text:p>2.77</text:p>
          </table:table-cell>
          <table:table-cell table:formula="of:=[.P3]*1.33" office:value-type="float" office:value="3.68070906775639" calcext:value-type="float">
            <text:p>3.68</text:p>
          </table:table-cell>
        </table:table-row>
        <table:table-row table:style-name="ro1">
          <table:table-cell/>
          <table:table-cell office:value-type="float" office:value="100" calcext:value-type="float">
            <text:p>100.00</text:p>
          </table:table-cell>
          <table:table-cell table:formula="of:=[.D4]*0.75" office:value-type="float" office:value="0.16875" calcext:value-type="float">
            <text:p>0.17</text:p>
          </table:table-cell>
          <table:table-cell table:formula="of:=[.E4]*0.75" office:value-type="float" office:value="0.225" calcext:value-type="float">
            <text:p>0.23</text:p>
          </table:table-cell>
          <table:table-cell table:formula="of:=[.F4]*0.75" office:value-type="float" office:value="0.3" calcext:value-type="float">
            <text:p>0.30</text:p>
          </table:table-cell>
          <table:table-cell table:formula="of:=0.004*[.B4]-0.202+0.202" office:value-type="float" office:value="0.4" calcext:value-type="float">
            <text:p>0.40</text:p>
          </table:table-cell>
          <table:table-cell table:formula="of:=[.F4]*1.33" office:value-type="float" office:value="0.532" calcext:value-type="float">
            <text:p>0.53</text:p>
          </table:table-cell>
          <table:table-cell table:formula="of:=0.006*[.B4]+0.027-0.027" office:value-type="float" office:value="0.6" calcext:value-type="float">
            <text:p>0.60</text:p>
          </table:table-cell>
          <table:table-cell table:formula="of:=[.H4]*1.33" office:value-type="float" office:value="0.798" calcext:value-type="float">
            <text:p>0.80</text:p>
          </table:table-cell>
          <table:table-cell table:formula="of:=0.01*[.B4]+0.122-0.122" office:value-type="float" office:value="1" calcext:value-type="float">
            <text:p>1.00</text:p>
          </table:table-cell>
          <table:table-cell table:formula="of:=[.J4]*1.33" office:value-type="float" office:value="1.33" calcext:value-type="float">
            <text:p>1.33</text:p>
          </table:table-cell>
          <table:table-cell table:formula="of:=[.K4]*1.33" office:value-type="float" office:value="1.7689" calcext:value-type="float">
            <text:p>1.77</text:p>
          </table:table-cell>
          <table:table-cell table:formula="of:=[.L4]*1.33" office:value-type="float" office:value="2.352637" calcext:value-type="float">
            <text:p>2.35</text:p>
          </table:table-cell>
          <table:table-cell table:formula="of:=[.M4]*1.33" office:value-type="float" office:value="3.12900721" calcext:value-type="float">
            <text:p>3.13</text:p>
          </table:table-cell>
          <table:table-cell table:formula="of:=[.N4]*1.33" office:value-type="float" office:value="4.1615795893" calcext:value-type="float">
            <text:p>4.16</text:p>
          </table:table-cell>
          <table:table-cell table:formula="of:=[.O4]*1.33" office:value-type="float" office:value="5.534900853769" calcext:value-type="float">
            <text:p>5.53</text:p>
          </table:table-cell>
          <table:table-cell table:formula="of:=[.P4]*1.33" office:value-type="float" office:value="7.36141813551277" calcext:value-type="float">
            <text:p>7.36</text:p>
          </table:table-cell>
        </table:table-row>
        <table:table-row table:style-name="ro1">
          <table:table-cell/>
          <table:table-cell office:value-type="float" office:value="150" calcext:value-type="float">
            <text:p>150.00</text:p>
          </table:table-cell>
          <table:table-cell table:formula="of:=[.D5]*0.75" office:value-type="float" office:value="0.253125" calcext:value-type="float">
            <text:p>0.25</text:p>
          </table:table-cell>
          <table:table-cell table:formula="of:=[.E5]*0.75" office:value-type="float" office:value="0.3375" calcext:value-type="float">
            <text:p>0.34</text:p>
          </table:table-cell>
          <table:table-cell table:formula="of:=[.F5]*0.75" office:value-type="float" office:value="0.45" calcext:value-type="float">
            <text:p>0.45</text:p>
          </table:table-cell>
          <table:table-cell table:formula="of:=0.004*[.B5]-0.202+0.202" office:value-type="float" office:value="0.6" calcext:value-type="float">
            <text:p>0.60</text:p>
          </table:table-cell>
          <table:table-cell table:formula="of:=[.F5]*1.33" office:value-type="float" office:value="0.798" calcext:value-type="float">
            <text:p>0.80</text:p>
          </table:table-cell>
          <table:table-cell table:formula="of:=0.006*[.B5]+0.027-0.027" office:value-type="float" office:value="0.9" calcext:value-type="float">
            <text:p>0.90</text:p>
          </table:table-cell>
          <table:table-cell table:formula="of:=[.H5]*1.33" office:value-type="float" office:value="1.197" calcext:value-type="float">
            <text:p>1.20</text:p>
          </table:table-cell>
          <table:table-cell table:formula="of:=0.01*[.B5]+0.122-0.122" office:value-type="float" office:value="1.5" calcext:value-type="float">
            <text:p>1.50</text:p>
          </table:table-cell>
          <table:table-cell table:formula="of:=[.J5]*1.33" office:value-type="float" office:value="1.995" calcext:value-type="float">
            <text:p>2.00</text:p>
          </table:table-cell>
          <table:table-cell table:formula="of:=[.K5]*1.33" office:value-type="float" office:value="2.65335" calcext:value-type="float">
            <text:p>2.65</text:p>
          </table:table-cell>
          <table:table-cell table:formula="of:=[.L5]*1.33" office:value-type="float" office:value="3.5289555" calcext:value-type="float">
            <text:p>3.53</text:p>
          </table:table-cell>
          <table:table-cell table:formula="of:=[.M5]*1.33" office:value-type="float" office:value="4.693510815" calcext:value-type="float">
            <text:p>4.69</text:p>
          </table:table-cell>
          <table:table-cell table:formula="of:=[.N5]*1.33" office:value-type="float" office:value="6.24236938395" calcext:value-type="float">
            <text:p>6.24</text:p>
          </table:table-cell>
          <table:table-cell table:formula="of:=[.O5]*1.33" office:value-type="float" office:value="8.3023512806535" calcext:value-type="float">
            <text:p>8.30</text:p>
          </table:table-cell>
          <table:table-cell table:formula="of:=[.P5]*1.33" office:value-type="float" office:value="11.0421272032692" calcext:value-type="float">
            <text:p>11.04</text:p>
          </table:table-cell>
        </table:table-row>
        <table:table-row table:style-name="ro1">
          <table:table-cell/>
          <table:table-cell office:value-type="float" office:value="200" calcext:value-type="float">
            <text:p>200.00</text:p>
          </table:table-cell>
          <table:table-cell table:formula="of:=[.D6]*0.75" office:value-type="float" office:value="0.3375" calcext:value-type="float">
            <text:p>0.34</text:p>
          </table:table-cell>
          <table:table-cell table:formula="of:=[.E6]*0.75" office:value-type="float" office:value="0.45" calcext:value-type="float">
            <text:p>0.45</text:p>
          </table:table-cell>
          <table:table-cell table:formula="of:=[.F6]*0.75" office:value-type="float" office:value="0.6" calcext:value-type="float">
            <text:p>0.60</text:p>
          </table:table-cell>
          <table:table-cell table:formula="of:=0.004*[.B6]-0.202+0.202" office:value-type="float" office:value="0.8" calcext:value-type="float">
            <text:p>0.80</text:p>
          </table:table-cell>
          <table:table-cell table:formula="of:=[.F6]*1.33" office:value-type="float" office:value="1.064" calcext:value-type="float">
            <text:p>1.06</text:p>
          </table:table-cell>
          <table:table-cell table:formula="of:=0.006*[.B6]+0.027-0.027" office:value-type="float" office:value="1.2" calcext:value-type="float">
            <text:p>1.20</text:p>
          </table:table-cell>
          <table:table-cell table:formula="of:=[.H6]*1.33" office:value-type="float" office:value="1.596" calcext:value-type="float">
            <text:p>1.60</text:p>
          </table:table-cell>
          <table:table-cell table:formula="of:=0.01*[.B6]+0.122-0.122" office:value-type="float" office:value="2" calcext:value-type="float">
            <text:p>2.00</text:p>
          </table:table-cell>
          <table:table-cell table:formula="of:=[.J6]*1.33" office:value-type="float" office:value="2.66" calcext:value-type="float">
            <text:p>2.66</text:p>
          </table:table-cell>
          <table:table-cell table:formula="of:=[.K6]*1.33" office:value-type="float" office:value="3.5378" calcext:value-type="float">
            <text:p>3.54</text:p>
          </table:table-cell>
          <table:table-cell table:formula="of:=[.L6]*1.33" office:value-type="float" office:value="4.705274" calcext:value-type="float">
            <text:p>4.71</text:p>
          </table:table-cell>
          <table:table-cell table:formula="of:=[.M6]*1.33" office:value-type="float" office:value="6.25801442" calcext:value-type="float">
            <text:p>6.26</text:p>
          </table:table-cell>
          <table:table-cell table:formula="of:=[.N6]*1.33" office:value-type="float" office:value="8.3231591786" calcext:value-type="float">
            <text:p>8.32</text:p>
          </table:table-cell>
          <table:table-cell table:formula="of:=[.O6]*1.33" office:value-type="float" office:value="11.069801707538" calcext:value-type="float">
            <text:p>11.07</text:p>
          </table:table-cell>
          <table:table-cell table:formula="of:=[.P6]*1.33" office:value-type="float" office:value="14.7228362710255" calcext:value-type="float">
            <text:p>14.72</text:p>
          </table:table-cell>
        </table:table-row>
        <table:table-row table:style-name="ro1">
          <table:table-cell/>
          <table:table-cell office:value-type="float" office:value="250" calcext:value-type="float">
            <text:p>250.00</text:p>
          </table:table-cell>
          <table:table-cell table:formula="of:=[.D7]*0.75" office:value-type="float" office:value="0.421875" calcext:value-type="float">
            <text:p>0.42</text:p>
          </table:table-cell>
          <table:table-cell table:formula="of:=[.E7]*0.75" office:value-type="float" office:value="0.5625" calcext:value-type="float">
            <text:p>0.56</text:p>
          </table:table-cell>
          <table:table-cell table:formula="of:=[.F7]*0.75" office:value-type="float" office:value="0.75" calcext:value-type="float">
            <text:p>0.75</text:p>
          </table:table-cell>
          <table:table-cell table:formula="of:=0.004*[.B7]-0.202+0.202" office:value-type="float" office:value="1" calcext:value-type="float">
            <text:p>1.00</text:p>
          </table:table-cell>
          <table:table-cell table:formula="of:=[.F7]*1.33" office:value-type="float" office:value="1.33" calcext:value-type="float">
            <text:p>1.33</text:p>
          </table:table-cell>
          <table:table-cell table:formula="of:=0.006*[.B7]+0.027-0.027" office:value-type="float" office:value="1.5" calcext:value-type="float">
            <text:p>1.50</text:p>
          </table:table-cell>
          <table:table-cell table:formula="of:=[.H7]*1.33" office:value-type="float" office:value="1.995" calcext:value-type="float">
            <text:p>2.00</text:p>
          </table:table-cell>
          <table:table-cell table:formula="of:=0.01*[.B7]+0.122-0.122" office:value-type="float" office:value="2.5" calcext:value-type="float">
            <text:p>2.50</text:p>
          </table:table-cell>
          <table:table-cell table:formula="of:=[.J7]*1.33" office:value-type="float" office:value="3.325" calcext:value-type="float">
            <text:p>3.33</text:p>
          </table:table-cell>
          <table:table-cell table:formula="of:=[.K7]*1.33" office:value-type="float" office:value="4.42225" calcext:value-type="float">
            <text:p>4.42</text:p>
          </table:table-cell>
          <table:table-cell table:formula="of:=[.L7]*1.33" office:value-type="float" office:value="5.8815925" calcext:value-type="float">
            <text:p>5.88</text:p>
          </table:table-cell>
          <table:table-cell table:formula="of:=[.M7]*1.33" office:value-type="float" office:value="7.822518025" calcext:value-type="float">
            <text:p>7.82</text:p>
          </table:table-cell>
          <table:table-cell table:formula="of:=[.N7]*1.33" office:value-type="float" office:value="10.40394897325" calcext:value-type="float">
            <text:p>10.40</text:p>
          </table:table-cell>
          <table:table-cell table:formula="of:=[.O7]*1.33" office:value-type="float" office:value="13.8372521344225" calcext:value-type="float">
            <text:p>13.84</text:p>
          </table:table-cell>
          <table:table-cell table:formula="of:=[.P7]*1.33" office:value-type="float" office:value="18.4035453387819" calcext:value-type="float">
            <text:p>18.40</text:p>
          </table:table-cell>
        </table:table-row>
        <table:table-row table:style-name="ro1">
          <table:table-cell/>
          <table:table-cell office:value-type="float" office:value="300" calcext:value-type="float">
            <text:p>300.00</text:p>
          </table:table-cell>
          <table:table-cell table:formula="of:=[.D8]*0.75" office:value-type="float" office:value="0.50625" calcext:value-type="float">
            <text:p>0.51</text:p>
          </table:table-cell>
          <table:table-cell table:formula="of:=[.E8]*0.75" office:value-type="float" office:value="0.675" calcext:value-type="float">
            <text:p>0.68</text:p>
          </table:table-cell>
          <table:table-cell table:formula="of:=[.F8]*0.75" office:value-type="float" office:value="0.9" calcext:value-type="float">
            <text:p>0.90</text:p>
          </table:table-cell>
          <table:table-cell table:formula="of:=0.004*[.B8]-0.202+0.202" office:value-type="float" office:value="1.2" calcext:value-type="float">
            <text:p>1.20</text:p>
          </table:table-cell>
          <table:table-cell table:formula="of:=[.F8]*1.33" office:value-type="float" office:value="1.596" calcext:value-type="float">
            <text:p>1.60</text:p>
          </table:table-cell>
          <table:table-cell table:formula="of:=0.006*[.B8]+0.027-0.027" office:value-type="float" office:value="1.8" calcext:value-type="float">
            <text:p>1.80</text:p>
          </table:table-cell>
          <table:table-cell table:formula="of:=[.H8]*1.33" office:value-type="float" office:value="2.394" calcext:value-type="float">
            <text:p>2.39</text:p>
          </table:table-cell>
          <table:table-cell table:formula="of:=0.01*[.B8]+0.122-0.122" office:value-type="float" office:value="3" calcext:value-type="float">
            <text:p>3.00</text:p>
          </table:table-cell>
          <table:table-cell table:formula="of:=[.J8]*1.33" office:value-type="float" office:value="3.99" calcext:value-type="float">
            <text:p>3.99</text:p>
          </table:table-cell>
          <table:table-cell table:formula="of:=[.K8]*1.33" office:value-type="float" office:value="5.3067" calcext:value-type="float">
            <text:p>5.31</text:p>
          </table:table-cell>
          <table:table-cell table:formula="of:=[.L8]*1.33" office:value-type="float" office:value="7.057911" calcext:value-type="float">
            <text:p>7.06</text:p>
          </table:table-cell>
          <table:table-cell table:formula="of:=[.M8]*1.33" office:value-type="float" office:value="9.38702163" calcext:value-type="float">
            <text:p>9.39</text:p>
          </table:table-cell>
          <table:table-cell table:formula="of:=[.N8]*1.33" office:value-type="float" office:value="12.4847387679" calcext:value-type="float">
            <text:p>12.48</text:p>
          </table:table-cell>
          <table:table-cell table:formula="of:=[.O8]*1.33" office:value-type="float" office:value="16.604702561307" calcext:value-type="float">
            <text:p>16.60</text:p>
          </table:table-cell>
          <table:table-cell table:formula="of:=[.P8]*1.33" office:value-type="float" office:value="22.0842544065383" calcext:value-type="float">
            <text:p>22.08</text:p>
          </table:table-cell>
        </table:table-row>
        <table:table-row table:style-name="ro1">
          <table:table-cell/>
          <table:table-cell office:value-type="float" office:value="350" calcext:value-type="float">
            <text:p>350.00</text:p>
          </table:table-cell>
          <table:table-cell table:formula="of:=[.D9]*0.75" office:value-type="float" office:value="0.590625" calcext:value-type="float">
            <text:p>0.59</text:p>
          </table:table-cell>
          <table:table-cell table:formula="of:=[.E9]*0.75" office:value-type="float" office:value="0.7875" calcext:value-type="float">
            <text:p>0.79</text:p>
          </table:table-cell>
          <table:table-cell table:formula="of:=[.F9]*0.75" office:value-type="float" office:value="1.05" calcext:value-type="float">
            <text:p>1.05</text:p>
          </table:table-cell>
          <table:table-cell table:formula="of:=0.004*[.B9]-0.202+0.202" office:value-type="float" office:value="1.4" calcext:value-type="float">
            <text:p>1.40</text:p>
          </table:table-cell>
          <table:table-cell table:formula="of:=[.F9]*1.33" office:value-type="float" office:value="1.862" calcext:value-type="float">
            <text:p>1.86</text:p>
          </table:table-cell>
          <table:table-cell table:formula="of:=0.006*[.B9]+0.027-0.027" office:value-type="float" office:value="2.1" calcext:value-type="float">
            <text:p>2.10</text:p>
          </table:table-cell>
          <table:table-cell table:formula="of:=[.H9]*1.33" office:value-type="float" office:value="2.793" calcext:value-type="float">
            <text:p>2.79</text:p>
          </table:table-cell>
          <table:table-cell table:formula="of:=0.01*[.B9]+0.122-0.122" office:value-type="float" office:value="3.5" calcext:value-type="float">
            <text:p>3.50</text:p>
          </table:table-cell>
          <table:table-cell table:formula="of:=[.J9]*1.33" office:value-type="float" office:value="4.655" calcext:value-type="float">
            <text:p>4.66</text:p>
          </table:table-cell>
          <table:table-cell table:formula="of:=[.K9]*1.33" office:value-type="float" office:value="6.19115" calcext:value-type="float">
            <text:p>6.19</text:p>
          </table:table-cell>
          <table:table-cell table:formula="of:=[.L9]*1.33" office:value-type="float" office:value="8.2342295" calcext:value-type="float">
            <text:p>8.23</text:p>
          </table:table-cell>
          <table:table-cell table:formula="of:=[.M9]*1.33" office:value-type="float" office:value="10.951525235" calcext:value-type="float">
            <text:p>10.95</text:p>
          </table:table-cell>
          <table:table-cell table:formula="of:=[.N9]*1.33" office:value-type="float" office:value="14.56552856255" calcext:value-type="float">
            <text:p>14.57</text:p>
          </table:table-cell>
          <table:table-cell table:formula="of:=[.O9]*1.33" office:value-type="float" office:value="19.3721529881915" calcext:value-type="float">
            <text:p>19.37</text:p>
          </table:table-cell>
          <table:table-cell table:formula="of:=[.P9]*1.33" office:value-type="float" office:value="25.7649634742947" calcext:value-type="float">
            <text:p>25.76</text:p>
          </table:table-cell>
        </table:table-row>
        <table:table-row table:style-name="ro1">
          <table:table-cell/>
          <table:table-cell office:value-type="float" office:value="400" calcext:value-type="float">
            <text:p>400.00</text:p>
          </table:table-cell>
          <table:table-cell table:formula="of:=[.D10]*0.75" office:value-type="float" office:value="0.675" calcext:value-type="float">
            <text:p>0.68</text:p>
          </table:table-cell>
          <table:table-cell table:formula="of:=[.E10]*0.75" office:value-type="float" office:value="0.9" calcext:value-type="float">
            <text:p>0.90</text:p>
          </table:table-cell>
          <table:table-cell table:formula="of:=[.F10]*0.75" office:value-type="float" office:value="1.2" calcext:value-type="float">
            <text:p>1.20</text:p>
          </table:table-cell>
          <table:table-cell table:formula="of:=0.004*[.B10]-0.202+0.202" office:value-type="float" office:value="1.6" calcext:value-type="float">
            <text:p>1.60</text:p>
          </table:table-cell>
          <table:table-cell table:formula="of:=[.F10]*1.33" office:value-type="float" office:value="2.128" calcext:value-type="float">
            <text:p>2.13</text:p>
          </table:table-cell>
          <table:table-cell table:formula="of:=0.006*[.B10]+0.027-0.027" office:value-type="float" office:value="2.4" calcext:value-type="float">
            <text:p>2.40</text:p>
          </table:table-cell>
          <table:table-cell table:formula="of:=[.H10]*1.33" office:value-type="float" office:value="3.192" calcext:value-type="float">
            <text:p>3.19</text:p>
          </table:table-cell>
          <table:table-cell table:formula="of:=0.01*[.B10]+0.122-0.122" office:value-type="float" office:value="4" calcext:value-type="float">
            <text:p>4.00</text:p>
          </table:table-cell>
          <table:table-cell table:formula="of:=[.J10]*1.33" office:value-type="float" office:value="5.32" calcext:value-type="float">
            <text:p>5.32</text:p>
          </table:table-cell>
          <table:table-cell table:formula="of:=[.K10]*1.33" office:value-type="float" office:value="7.0756" calcext:value-type="float">
            <text:p>7.08</text:p>
          </table:table-cell>
          <table:table-cell table:formula="of:=[.L10]*1.33" office:value-type="float" office:value="9.410548" calcext:value-type="float">
            <text:p>9.41</text:p>
          </table:table-cell>
          <table:table-cell table:formula="of:=[.M10]*1.33" office:value-type="float" office:value="12.51602884" calcext:value-type="float">
            <text:p>12.52</text:p>
          </table:table-cell>
          <table:table-cell table:formula="of:=[.N10]*1.33" office:value-type="float" office:value="16.6463183572" calcext:value-type="float">
            <text:p>16.65</text:p>
          </table:table-cell>
          <table:table-cell table:formula="of:=[.O10]*1.33" office:value-type="float" office:value="22.139603415076" calcext:value-type="float">
            <text:p>22.14</text:p>
          </table:table-cell>
          <table:table-cell table:formula="of:=[.P10]*1.33" office:value-type="float" office:value="29.4456725420511" calcext:value-type="float">
            <text:p>29.45</text:p>
          </table:table-cell>
        </table:table-row>
        <table:table-row table:style-name="ro1">
          <table:table-cell/>
          <table:table-cell office:value-type="float" office:value="450" calcext:value-type="float">
            <text:p>450.00</text:p>
          </table:table-cell>
          <table:table-cell table:formula="of:=[.D11]*0.75" office:value-type="float" office:value="0.759375" calcext:value-type="float">
            <text:p>0.76</text:p>
          </table:table-cell>
          <table:table-cell table:formula="of:=[.E11]*0.75" office:value-type="float" office:value="1.0125" calcext:value-type="float">
            <text:p>1.01</text:p>
          </table:table-cell>
          <table:table-cell table:formula="of:=[.F11]*0.75" office:value-type="float" office:value="1.35" calcext:value-type="float">
            <text:p>1.35</text:p>
          </table:table-cell>
          <table:table-cell table:formula="of:=0.004*[.B11]-0.202+0.202" office:value-type="float" office:value="1.8" calcext:value-type="float">
            <text:p>1.80</text:p>
          </table:table-cell>
          <table:table-cell table:formula="of:=[.F11]*1.33" office:value-type="float" office:value="2.394" calcext:value-type="float">
            <text:p>2.39</text:p>
          </table:table-cell>
          <table:table-cell table:formula="of:=0.006*[.B11]+0.027-0.027" office:value-type="float" office:value="2.7" calcext:value-type="float">
            <text:p>2.70</text:p>
          </table:table-cell>
          <table:table-cell table:formula="of:=[.H11]*1.33" office:value-type="float" office:value="3.591" calcext:value-type="float">
            <text:p>3.59</text:p>
          </table:table-cell>
          <table:table-cell table:formula="of:=0.01*[.B11]+0.122-0.122" office:value-type="float" office:value="4.5" calcext:value-type="float">
            <text:p>4.50</text:p>
          </table:table-cell>
          <table:table-cell table:formula="of:=[.J11]*1.33" office:value-type="float" office:value="5.985" calcext:value-type="float">
            <text:p>5.99</text:p>
          </table:table-cell>
          <table:table-cell table:formula="of:=[.K11]*1.33" office:value-type="float" office:value="7.96005" calcext:value-type="float">
            <text:p>7.96</text:p>
          </table:table-cell>
          <table:table-cell table:formula="of:=[.L11]*1.33" office:value-type="float" office:value="10.5868665" calcext:value-type="float">
            <text:p>10.59</text:p>
          </table:table-cell>
          <table:table-cell table:formula="of:=[.M11]*1.33" office:value-type="float" office:value="14.080532445" calcext:value-type="float">
            <text:p>14.08</text:p>
          </table:table-cell>
          <table:table-cell table:formula="of:=[.N11]*1.33" office:value-type="float" office:value="18.72710815185" calcext:value-type="float">
            <text:p>18.73</text:p>
          </table:table-cell>
          <table:table-cell table:formula="of:=[.O11]*1.33" office:value-type="float" office:value="24.9070538419605" calcext:value-type="float">
            <text:p>24.91</text:p>
          </table:table-cell>
          <table:table-cell table:formula="of:=[.P11]*1.33" office:value-type="float" office:value="33.1263816098075" calcext:value-type="float">
            <text:p>33.13</text:p>
          </table:table-cell>
        </table:table-row>
        <table:table-row table:style-name="ro1">
          <table:table-cell/>
          <table:table-cell office:value-type="float" office:value="500" calcext:value-type="float">
            <text:p>500.00</text:p>
          </table:table-cell>
          <table:table-cell table:formula="of:=[.D12]*0.75" office:value-type="float" office:value="0.84375" calcext:value-type="float">
            <text:p>0.84</text:p>
          </table:table-cell>
          <table:table-cell table:formula="of:=[.E12]*0.75" office:value-type="float" office:value="1.125" calcext:value-type="float">
            <text:p>1.13</text:p>
          </table:table-cell>
          <table:table-cell table:formula="of:=[.F12]*0.75" office:value-type="float" office:value="1.5" calcext:value-type="float">
            <text:p>1.50</text:p>
          </table:table-cell>
          <table:table-cell table:formula="of:=0.004*[.B12]-0.202+0.202" office:value-type="float" office:value="2" calcext:value-type="float">
            <text:p>2.00</text:p>
          </table:table-cell>
          <table:table-cell table:formula="of:=[.F12]*1.33" office:value-type="float" office:value="2.66" calcext:value-type="float">
            <text:p>2.66</text:p>
          </table:table-cell>
          <table:table-cell table:formula="of:=0.006*[.B12]+0.027-0.027" office:value-type="float" office:value="3" calcext:value-type="float">
            <text:p>3.00</text:p>
          </table:table-cell>
          <table:table-cell table:formula="of:=[.H12]*1.33" office:value-type="float" office:value="3.99" calcext:value-type="float">
            <text:p>3.99</text:p>
          </table:table-cell>
          <table:table-cell table:formula="of:=0.01*[.B12]+0.122-0.122" office:value-type="float" office:value="5" calcext:value-type="float">
            <text:p>5.00</text:p>
          </table:table-cell>
          <table:table-cell table:formula="of:=[.J12]*1.33" office:value-type="float" office:value="6.65" calcext:value-type="float">
            <text:p>6.65</text:p>
          </table:table-cell>
          <table:table-cell table:formula="of:=[.K12]*1.33" office:value-type="float" office:value="8.8445" calcext:value-type="float">
            <text:p>8.84</text:p>
          </table:table-cell>
          <table:table-cell table:formula="of:=[.L12]*1.33" office:value-type="float" office:value="11.763185" calcext:value-type="float">
            <text:p>11.76</text:p>
          </table:table-cell>
          <table:table-cell table:formula="of:=[.M12]*1.33" office:value-type="float" office:value="15.64503605" calcext:value-type="float">
            <text:p>15.65</text:p>
          </table:table-cell>
          <table:table-cell table:formula="of:=[.N12]*1.33" office:value-type="float" office:value="20.8078979465" calcext:value-type="float">
            <text:p>20.81</text:p>
          </table:table-cell>
          <table:table-cell table:formula="of:=[.O12]*1.33" office:value-type="float" office:value="27.674504268845" calcext:value-type="float">
            <text:p>27.67</text:p>
          </table:table-cell>
          <table:table-cell table:formula="of:=[.P12]*1.33" office:value-type="float" office:value="36.8070906775639" calcext:value-type="float">
            <text:p>36.81</text:p>
          </table:table-cell>
        </table:table-row>
        <table:table-row table:style-name="ro1">
          <table:table-cell/>
          <table:table-cell office:value-type="float" office:value="550" calcext:value-type="float">
            <text:p>550.00</text:p>
          </table:table-cell>
          <table:table-cell table:formula="of:=[.D13]*0.75" office:value-type="float" office:value="0.928125" calcext:value-type="float">
            <text:p>0.93</text:p>
          </table:table-cell>
          <table:table-cell table:formula="of:=[.E13]*0.75" office:value-type="float" office:value="1.2375" calcext:value-type="float">
            <text:p>1.24</text:p>
          </table:table-cell>
          <table:table-cell table:formula="of:=[.F13]*0.75" office:value-type="float" office:value="1.65" calcext:value-type="float">
            <text:p>1.65</text:p>
          </table:table-cell>
          <table:table-cell table:formula="of:=0.004*[.B13]-0.202+0.202" office:value-type="float" office:value="2.2" calcext:value-type="float">
            <text:p>2.20</text:p>
          </table:table-cell>
          <table:table-cell table:formula="of:=[.F13]*1.33" office:value-type="float" office:value="2.926" calcext:value-type="float">
            <text:p>2.93</text:p>
          </table:table-cell>
          <table:table-cell table:formula="of:=0.006*[.B13]+0.027-0.027" office:value-type="float" office:value="3.3" calcext:value-type="float">
            <text:p>3.30</text:p>
          </table:table-cell>
          <table:table-cell table:formula="of:=[.H13]*1.33" office:value-type="float" office:value="4.389" calcext:value-type="float">
            <text:p>4.39</text:p>
          </table:table-cell>
          <table:table-cell table:formula="of:=0.01*[.B13]+0.122-0.122" office:value-type="float" office:value="5.5" calcext:value-type="float">
            <text:p>5.50</text:p>
          </table:table-cell>
          <table:table-cell table:formula="of:=[.J13]*1.33" office:value-type="float" office:value="7.315" calcext:value-type="float">
            <text:p>7.32</text:p>
          </table:table-cell>
          <table:table-cell table:formula="of:=[.K13]*1.33" office:value-type="float" office:value="9.72895" calcext:value-type="float">
            <text:p>9.73</text:p>
          </table:table-cell>
          <table:table-cell table:formula="of:=[.L13]*1.33" office:value-type="float" office:value="12.9395035" calcext:value-type="float">
            <text:p>12.94</text:p>
          </table:table-cell>
          <table:table-cell table:formula="of:=[.M13]*1.33" office:value-type="float" office:value="17.209539655" calcext:value-type="float">
            <text:p>17.21</text:p>
          </table:table-cell>
          <table:table-cell table:formula="of:=[.N13]*1.33" office:value-type="float" office:value="22.88868774115" calcext:value-type="float">
            <text:p>22.89</text:p>
          </table:table-cell>
          <table:table-cell table:formula="of:=[.O13]*1.33" office:value-type="float" office:value="30.4419546957295" calcext:value-type="float">
            <text:p>30.44</text:p>
          </table:table-cell>
          <table:table-cell table:formula="of:=[.P13]*1.33" office:value-type="float" office:value="40.4877997453203" calcext:value-type="float">
            <text:p>40.49</text:p>
          </table:table-cell>
        </table:table-row>
        <table:table-row table:style-name="ro1">
          <table:table-cell/>
          <table:table-cell office:value-type="float" office:value="600" calcext:value-type="float">
            <text:p>600.00</text:p>
          </table:table-cell>
          <table:table-cell table:formula="of:=[.D14]*0.75" office:value-type="float" office:value="1.0125" calcext:value-type="float">
            <text:p>1.01</text:p>
          </table:table-cell>
          <table:table-cell table:formula="of:=[.E14]*0.75" office:value-type="float" office:value="1.35" calcext:value-type="float">
            <text:p>1.35</text:p>
          </table:table-cell>
          <table:table-cell table:formula="of:=[.F14]*0.75" office:value-type="float" office:value="1.8" calcext:value-type="float">
            <text:p>1.80</text:p>
          </table:table-cell>
          <table:table-cell table:formula="of:=0.004*[.B14]-0.202+0.202" office:value-type="float" office:value="2.4" calcext:value-type="float">
            <text:p>2.40</text:p>
          </table:table-cell>
          <table:table-cell table:formula="of:=[.F14]*1.33" office:value-type="float" office:value="3.192" calcext:value-type="float">
            <text:p>3.19</text:p>
          </table:table-cell>
          <table:table-cell table:formula="of:=0.006*[.B14]+0.027-0.027" office:value-type="float" office:value="3.6" calcext:value-type="float">
            <text:p>3.60</text:p>
          </table:table-cell>
          <table:table-cell table:formula="of:=[.H14]*1.33" office:value-type="float" office:value="4.788" calcext:value-type="float">
            <text:p>4.79</text:p>
          </table:table-cell>
          <table:table-cell table:formula="of:=0.01*[.B14]+0.122-0.122" office:value-type="float" office:value="6" calcext:value-type="float">
            <text:p>6.00</text:p>
          </table:table-cell>
          <table:table-cell table:formula="of:=[.J14]*1.33" office:value-type="float" office:value="7.98" calcext:value-type="float">
            <text:p>7.98</text:p>
          </table:table-cell>
          <table:table-cell table:formula="of:=[.K14]*1.33" office:value-type="float" office:value="10.6134" calcext:value-type="float">
            <text:p>10.61</text:p>
          </table:table-cell>
          <table:table-cell table:formula="of:=[.L14]*1.33" office:value-type="float" office:value="14.115822" calcext:value-type="float">
            <text:p>14.12</text:p>
          </table:table-cell>
          <table:table-cell table:formula="of:=[.M14]*1.33" office:value-type="float" office:value="18.77404326" calcext:value-type="float">
            <text:p>18.77</text:p>
          </table:table-cell>
          <table:table-cell table:formula="of:=[.N14]*1.33" office:value-type="float" office:value="24.9694775358" calcext:value-type="float">
            <text:p>24.97</text:p>
          </table:table-cell>
          <table:table-cell table:formula="of:=[.O14]*1.33" office:value-type="float" office:value="33.209405122614" calcext:value-type="float">
            <text:p>33.21</text:p>
          </table:table-cell>
          <table:table-cell table:formula="of:=[.P14]*1.33" office:value-type="float" office:value="44.1685088130766" calcext:value-type="float">
            <text:p>44.1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50" calcext:value-type="float">
            <text:p>50.00</text:p>
          </table:table-cell>
          <table:table-cell office:value-type="float" office:value="0.3" calcext:value-type="float">
            <text:p>0.30</text:p>
          </table:table-cell>
          <table:table-cell table:formula="of:=0.006*[.B23]+0.027" office:value-type="float" office:value="0.327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100" calcext:value-type="float">
            <text:p>100.00</text:p>
          </table:table-cell>
          <table:table-cell office:value-type="float" office:value="0.6" calcext:value-type="float">
            <text:p>0.60</text:p>
          </table:table-cell>
          <table:table-cell table:formula="of:=0.006*[.B24]+0.027" office:value-type="float" office:value="0.627" calcext:value-type="float">
            <text:p>0.63</text:p>
          </table:table-cell>
          <table:table-cell office:value-type="float" office:value="1" calcext:value-type="float">
            <text:p>1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150" calcext:value-type="float">
            <text:p>150.00</text:p>
          </table:table-cell>
          <table:table-cell office:value-type="float" office:value="0.9" calcext:value-type="float">
            <text:p>0.90</text:p>
          </table:table-cell>
          <table:table-cell table:formula="of:=0.006*[.B25]+0.027" office:value-type="float" office:value="0.927" calcext:value-type="float">
            <text:p>0.93</text:p>
          </table:table-cell>
          <table:table-cell office:value-type="float" office:value="1.5" calcext:value-type="float">
            <text:p>1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200" calcext:value-type="float">
            <text:p>200.00</text:p>
          </table:table-cell>
          <table:table-cell office:value-type="float" office:value="1.2" calcext:value-type="float">
            <text:p>1.20</text:p>
          </table:table-cell>
          <table:table-cell table:formula="of:=0.006*[.B26]+0.027" office:value-type="float" office:value="1.227" calcext:value-type="float">
            <text:p>1.23</text:p>
          </table:table-cell>
          <table:table-cell office:value-type="float" office:value="2" calcext:value-type="float">
            <text:p>2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250" calcext:value-type="float">
            <text:p>250.00</text:p>
          </table:table-cell>
          <table:table-cell office:value-type="float" office:value="1.5" calcext:value-type="float">
            <text:p>1.50</text:p>
          </table:table-cell>
          <table:table-cell table:formula="of:=0.006*[.B27]+0.027" office:value-type="float" office:value="1.527" calcext:value-type="float">
            <text:p>1.53</text:p>
          </table:table-cell>
          <table:table-cell office:value-type="float" office:value="2.5" calcext:value-type="float">
            <text:p>2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300" calcext:value-type="float">
            <text:p>300.00</text:p>
          </table:table-cell>
          <table:table-cell office:value-type="float" office:value="1.8" calcext:value-type="float">
            <text:p>1.80</text:p>
          </table:table-cell>
          <table:table-cell table:formula="of:=0.006*[.B28]+0.027" office:value-type="float" office:value="1.827" calcext:value-type="float">
            <text:p>1.83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350" calcext:value-type="float">
            <text:p>350.00</text:p>
          </table:table-cell>
          <table:table-cell office:value-type="float" office:value="2.1" calcext:value-type="float">
            <text:p>2.10</text:p>
          </table:table-cell>
          <table:table-cell table:formula="of:=0.006*[.B29]+0.027" office:value-type="float" office:value="2.127" calcext:value-type="float">
            <text:p>2.13</text:p>
          </table:table-cell>
          <table:table-cell office:value-type="float" office:value="3.5" calcext:value-type="float">
            <text:p>3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400" calcext:value-type="float">
            <text:p>400.00</text:p>
          </table:table-cell>
          <table:table-cell office:value-type="float" office:value="2.4" calcext:value-type="float">
            <text:p>2.40</text:p>
          </table:table-cell>
          <table:table-cell table:formula="of:=0.006*[.B30]+0.027" office:value-type="float" office:value="2.427" calcext:value-type="float">
            <text:p>2.43</text:p>
          </table:table-cell>
          <table:table-cell office:value-type="float" office:value="4" calcext:value-type="float">
            <text:p>4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450" calcext:value-type="float">
            <text:p>450.00</text:p>
          </table:table-cell>
          <table:table-cell office:value-type="float" office:value="2.7" calcext:value-type="float">
            <text:p>2.70</text:p>
          </table:table-cell>
          <table:table-cell table:formula="of:=0.006*[.B31]+0.027" office:value-type="float" office:value="2.727" calcext:value-type="float">
            <text:p>2.73</text:p>
          </table:table-cell>
          <table:table-cell office:value-type="float" office:value="4.5" calcext:value-type="float">
            <text:p>4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500" calcext:value-type="float">
            <text:p>500.00</text:p>
          </table:table-cell>
          <table:table-cell office:value-type="float" office:value="3" calcext:value-type="float">
            <text:p>3.00</text:p>
          </table:table-cell>
          <table:table-cell table:formula="of:=0.006*[.B32]+0.027" office:value-type="float" office:value="3.027" calcext:value-type="float">
            <text:p>3.03</text:p>
          </table:table-cell>
          <table:table-cell office:value-type="float" office:value="5" calcext:value-type="float">
            <text:p>5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550" calcext:value-type="float">
            <text:p>550.00</text:p>
          </table:table-cell>
          <table:table-cell office:value-type="float" office:value="3.3" calcext:value-type="float">
            <text:p>3.30</text:p>
          </table:table-cell>
          <table:table-cell table:formula="of:=0.006*[.B33]+0.027" office:value-type="float" office:value="3.327" calcext:value-type="float">
            <text:p>3.33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ixels</text:p>
          </table:table-cell>
          <table:table-cell office:value-type="float" office:value="600" calcext:value-type="float">
            <text:p>600.00</text:p>
          </table:table-cell>
          <table:table-cell office:value-type="float" office:value="3.6" calcext:value-type="float">
            <text:p>3.60</text:p>
          </table:table-cell>
          <table:table-cell table:formula="of:=0.006*[.B34]+0.027" office:value-type="float" office:value="3.627" calcext:value-type="float">
            <text:p>3.63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scalar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D23]/[.C23]" office:value-type="float" office:value="1.09" calcext:value-type="float">
            <text:p>1.09</text:p>
          </table:table-cell>
          <table:table-cell table:formula="of:=[.E23]/[.D23]" office:value-type="float" office:value="1.52905198776758" calcext:value-type="float">
            <text:p>1.53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AVERAGE([.F45:.F56])" office:value-type="float" office:value="1.02327408008658" calcext:value-type="float">
            <text:p>1.0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D24]/[.C24]" office:value-type="float" office:value="1.045" calcext:value-type="float">
            <text:p>1.05</text:p>
          </table:table-cell>
          <table:table-cell table:formula="of:=[.E24]/[.D24]" office:value-type="float" office:value="1.59489633173844" calcext:value-type="float">
            <text:p>1.59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AVERAGE([.G45:.G56])" office:value-type="float" office:value="1.62952482679121" calcext:value-type="float">
            <text:p>1.63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D25]/[.C25]" office:value-type="float" office:value="1.03" calcext:value-type="float">
            <text:p>1.03</text:p>
          </table:table-cell>
          <table:table-cell table:formula="of:=[.E25]/[.D25]" office:value-type="float" office:value="1.61812297734628" calcext:value-type="float">
            <text:p>1.6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26]/[.C26]" office:value-type="float" office:value="1.0225" calcext:value-type="float">
            <text:p>1.02</text:p>
          </table:table-cell>
          <table:table-cell table:formula="of:=[.E26]/[.D26]" office:value-type="float" office:value="1.62999185004075" calcext:value-type="float">
            <text:p>1.63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27]/[.C27]" office:value-type="float" office:value="1.018" calcext:value-type="float">
            <text:p>1.02</text:p>
          </table:table-cell>
          <table:table-cell table:formula="of:=[.E27]/[.D27]" office:value-type="float" office:value="1.63719711853307" calcext:value-type="float">
            <text:p>1.64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28]/[.C28]" office:value-type="float" office:value="1.015" calcext:value-type="float">
            <text:p>1.02</text:p>
          </table:table-cell>
          <table:table-cell table:formula="of:=[.E28]/[.D28]" office:value-type="float" office:value="1.64203612479475" calcext:value-type="float">
            <text:p>1.64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29]/[.C29]" office:value-type="float" office:value="1.01285714285714" calcext:value-type="float">
            <text:p>1.01</text:p>
          </table:table-cell>
          <table:table-cell table:formula="of:=[.E29]/[.D29]" office:value-type="float" office:value="1.64551010813352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30]/[.C30]" office:value-type="float" office:value="1.01125" calcext:value-type="float">
            <text:p>1.01</text:p>
          </table:table-cell>
          <table:table-cell table:formula="of:=[.E30]/[.D30]" office:value-type="float" office:value="1.64812525751957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31]/[.C31]" office:value-type="float" office:value="1.01" calcext:value-type="float">
            <text:p>1.01</text:p>
          </table:table-cell>
          <table:table-cell table:formula="of:=[.E31]/[.D31]" office:value-type="float" office:value="1.65016501650165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32]/[.C32]" office:value-type="float" office:value="1.009" calcext:value-type="float">
            <text:p>1.01</text:p>
          </table:table-cell>
          <table:table-cell table:formula="of:=[.E32]/[.D32]" office:value-type="float" office:value="1.65180046250413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33]/[.C33]" office:value-type="float" office:value="1.00818181818182" calcext:value-type="float">
            <text:p>1.01</text:p>
          </table:table-cell>
          <table:table-cell table:formula="of:=[.E33]/[.D33]" office:value-type="float" office:value="1.65314096783889" calcext:value-type="float">
            <text:p>1.65</text:p>
          </table:table-cell>
          <table:table-cell table:number-columns-repeated="10"/>
        </table:table-row>
        <table:table-row table:style-name="ro1">
          <table:table-cell table:number-columns-repeated="5"/>
          <table:table-cell table:formula="of:=[.D34]/[.C34]" office:value-type="float" office:value="1.0075" calcext:value-type="float">
            <text:p>1.01</text:p>
          </table:table-cell>
          <table:table-cell table:formula="of:=[.E34]/[.D34]" office:value-type="float" office:value="1.65425971877585" calcext:value-type="float">
            <text:p>1.6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14" number:min-decimal-places="14" number:min-integer-digits="1"/>
    </number:number-style>
    <number:number-style style:name="N162">
      <number:number number:decimal-places="13" number:min-decimal-places="13" number:min-integer-digits="1"/>
    </number:number-style>
    <number:number-style style:name="N163">
      <number:number number:decimal-places="12" number:min-decimal-places="12" number:min-integer-digits="1"/>
    </number:number-style>
    <number:number-style style:name="N164">
      <number:number number:decimal-places="11" number:min-decimal-places="11" number:min-integer-digits="1"/>
    </number:number-style>
    <number:number-style style:name="N165">
      <number:number number:decimal-places="10" number:min-decimal-places="10" number:min-integer-digits="1"/>
    </number:number-style>
    <number:number-style style:name="N166">
      <number:number number:decimal-places="9" number:min-decimal-places="9" number:min-integer-digits="1"/>
    </number:number-style>
    <number:number-style style:name="N167">
      <number:number number:decimal-places="8" number:min-decimal-places="8" number:min-integer-digits="1"/>
    </number:number-style>
    <number:number-style style:name="N168">
      <number:number number:decimal-places="7" number:min-decimal-places="7" number:min-integer-digits="1"/>
    </number:number-style>
    <number:number-style style:name="N169">
      <number:number number:decimal-places="6" number:min-decimal-places="6" number:min-integer-digits="1"/>
    </number:number-style>
    <number:number-style style:name="N170">
      <number:number number:decimal-places="5" number:min-decimal-places="5" number:min-integer-digits="1"/>
    </number:number-style>
    <number:number-style style:name="N17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19:45:52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6T18:42:08.743000000</meta:creation-date>
    <dc:date>2024-09-16T21:13:47.007000000</dc:date>
    <meta:editing-duration>PT1H12M3S</meta:editing-duration>
    <meta:editing-cycles>24</meta:editing-cycles>
    <meta:generator>LibreOffice/7.1.0.3$Windows_X86_64 LibreOffice_project/f6099ecf3d29644b5008cc8f48f42f4a40986e4c</meta:generator>
    <meta:document-statistic meta:table-count="3" meta:cell-count="695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text-properties style:text-position="0% 100%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02cm" svg:height="8.991cm" xlink:href="." xlink:type="simple" chart:class="chart:scatter" chart:style-name="ch1">
        <chart:legend chart:legend-position="end" svg:x="12.451cm" svg:y="3.941cm" style:legend-expansion="high" chart:style-name="ch2"/>
        <chart:plot-area chart:style-name="ch3" chart:data-source-has-labels="both" svg:x="0.322cm" svg:y="0.179cm" svg:width="11.807cm" svg:height="8.633cm">
          <chart:coordinate-region svg:x="1.145cm" svg:y="0.382cm" svg:width="10.548cm" svg:height="7.77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regression-curve chart:style-name="ch8">
              <chart:equation chart:display-equation="true" chart:display-r-square="true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h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21.543">
                <text:p>521.5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79.531">
                <text:p>479.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96.055">
                <text:p>496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74.922">
                <text:p>274.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0.176">
                <text:p>270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71.406">
                <text:p>271.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text-properties style:text-position="0% 100%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44cm" svg:height="8.991cm" xlink:href="." xlink:type="simple" chart:class="chart:scatter" chart:style-name="ch1">
        <chart:legend chart:legend-position="end" svg:x="12.62cm" svg:y="3.941cm" style:legend-expansion="high" chart:style-name="ch2"/>
        <chart:plot-area chart:style-name="ch3" chart:data-source-has-labels="both" svg:x="0.322cm" svg:y="0.179cm" svg:width="11.976cm" svg:height="8.633cm">
          <chart:coordinate-region svg:x="1.145cm" svg:y="0.382cm" svg:width="10.717cm" svg:height="7.77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" chart:label-cell-address="local-table.$C$1" chart:class="chart:scatter">
            <chart:domain table:cell-range-address="local-table.$B$2:.$B$10"/>
            <chart:regression-curve chart:style-name="ch8">
              <chart:equation chart:display-equation="true" chart:display-r-square="true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wid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9.688">
                <text:p>189.6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.438">
                <text:p>183.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7.812">
                <text:p>197.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8.438">
                <text:p>128.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36.562">
                <text:p>136.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6.875">
                <text:p>146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5.312">
                <text:p>115.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3.125">
                <text:p>113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2cm" svg:height="8.994cm" xlink:href="." xlink:type="simple" chart:class="chart:scatter" chart:style-name="ch1">
        <chart:title svg:x="7.289cm" svg:y="0.315cm" chart:style-name="ch2">
          <text:p>x = 8m</text:p>
        </chart:title>
        <chart:legend chart:legend-position="end" svg:x="11.009cm" svg:y="3.943cm" style:legend-expansion="high" chart:style-name="ch3"/>
        <chart:plot-area chart:style-name="ch4" chart:data-source-has-labels="both" svg:x="0.322cm" svg:y="1.299cm" svg:width="10.365cm" svg:height="7.516cm">
          <chart:coordinate-region svg:x="0.915cm" svg:y="1.299cm" svg:width="9.242cm" svg:height="5.895cm"/>
          <chart:axis chart:dimension="x" chart:name="primary-x" chart:style-name="ch5" chartooo:axis-type="auto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regression-curve chart:style-name="ch9">
              <chart:equation chart:display-equation="true" chart:display-r-square="tru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enter_offset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.031">
                <text:p>-17.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81200000000001">
                <text:p>-7.812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.25">
                <text:p>-1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">
                <text:p>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3.125">
                <text:p>283.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.875">
                <text:p>286.87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2cm" svg:height="8.994cm" xlink:href="." xlink:type="simple" chart:class="chart:scatter" chart:style-name="ch1">
        <chart:title svg:x="7.289cm" svg:y="0.315cm" chart:style-name="ch2">
          <text:p>x = 6m</text:p>
        </chart:title>
        <chart:legend chart:legend-position="end" svg:x="13.274cm" svg:y="3.943cm" style:legend-expansion="high" chart:style-name="ch3"/>
        <chart:plot-area chart:style-name="ch4" chart:data-source-has-labels="both" svg:x="0.322cm" svg:y="1.299cm" svg:width="12.63cm" svg:height="7.516cm">
          <chart:coordinate-region svg:x="0.915cm" svg:y="1.501cm" svg:width="11.411cm" svg:height="6.661cm"/>
          <chart:axis chart:dimension="x" chart:name="primary-x" chart:style-name="ch5" chartooo:axis-type="auto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regression-curve chart:style-name="ch9">
              <chart:equation chart:display-equation="true" chart:display-r-square="tru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28099999999995">
                <text:p>8.280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400000000005">
                <text:p>1.094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1.562">
                <text:p>-21.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.25">
                <text:p>33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6.875">
                <text:p>336.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.375">
                <text:p>334.37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2cm" svg:height="8.994cm" xlink:href="." xlink:type="simple" chart:class="chart:scatter" chart:style-name="ch1">
        <chart:title svg:x="7.289cm" svg:y="0.315cm" chart:style-name="ch2">
          <text:p>x = 4m</text:p>
        </chart:title>
        <chart:legend chart:legend-position="end" svg:x="11.009cm" svg:y="3.943cm" style:legend-expansion="high" chart:style-name="ch3"/>
        <chart:plot-area chart:style-name="ch4" chart:data-source-has-labels="both" svg:x="0.322cm" svg:y="1.299cm" svg:width="10.365cm" svg:height="7.516cm">
          <chart:coordinate-region svg:x="1.06cm" svg:y="1.501cm" svg:width="9.001cm" svg:height="6.661cm"/>
          <chart:axis chart:dimension="x" chart:name="primary-x" chart:style-name="ch5" chartooo:axis-type="auto"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regression-curve chart:style-name="ch9">
              <chart:equation chart:display-equation="true" chart:display-r-square="true" chart:style-name="ch10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enter_offset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3">
                <text:p>54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031">
                <text:p>42.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40000000001">
                <text:p>21.094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0.625">
                <text:p>330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6.25">
                <text:p>326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8.125">
                <text:p>318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.25">
                <text:p>526.25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5.62">
                <text:p>495.6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6.88">
                <text:p>546.88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8.75">
                <text:p>498.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.12">
                <text:p>493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8.75">
                <text:p>498.7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3cm" svg:height="8.994cm" xlink:href="." xlink:type="simple" chart:class="chart:scatter" chart:style-name="ch1">
        <chart:title svg:x="7.289cm" svg:y="0.315cm" chart:style-name="ch2">
          <text:p>y = 3m</text:p>
        </chart:title>
        <chart:legend chart:legend-position="end" svg:x="13.275cm" svg:y="3.943cm" style:legend-expansion="high" chart:style-name="ch3"/>
        <chart:plot-area chart:style-name="ch4" chart:data-source-has-labels="both" svg:x="0.322cm" svg:y="1.299cm" svg:width="12.631cm" svg:height="7.516cm">
          <chart:coordinate-region svg:x="0.947cm" svg:y="1.501cm" svg:width="11.38cm" svg:height="6.661cm"/>
          <chart:axis chart:dimension="x" chart:name="primary-x" chart:style-name="ch5" chartooo:axis-type="auto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regression-curve chart:style-name="ch9">
              <chart:equation chart:display-equation="true" chart:display-r-square="tru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.25">
                <text:p>850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4.5">
                <text:p>48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.666666666667">
                <text:p>286.6666666666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50.25">
                <text:p>85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84.5">
                <text:p>48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86.666666666667">
                <text:p>286.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3cm" svg:height="8.994cm" xlink:href="." xlink:type="simple" chart:class="chart:scatter" chart:style-name="ch1">
        <chart:title svg:x="7.289cm" svg:y="0.315cm" chart:style-name="ch2">
          <text:p>y = 2m</text:p>
        </chart:title>
        <chart:legend chart:legend-position="end" svg:x="11.01cm" svg:y="3.943cm" style:legend-expansion="high" chart:style-name="ch3"/>
        <chart:plot-area chart:style-name="ch4" chart:data-source-has-labels="both" svg:x="0.322cm" svg:y="1.299cm" svg:width="10.366cm" svg:height="7.516cm">
          <chart:coordinate-region svg:x="0.947cm" svg:y="1.501cm" svg:width="9.115cm" svg:height="6.661cm"/>
          <chart:axis chart:dimension="x" chart:name="primary-x" chart:style-name="ch5" chartooo:axis-type="auto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" chart:label-cell-address="local-table.$C$1" chart:class="chart:scatter">
            <chart:domain table:cell-range-address="local-table.$B$2:.$B$4"/>
            <chart:regression-curve chart:style-name="ch9">
              <chart:equation chart:display-equation="true" chart:display-r-square="true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enter_offset_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6.873333333333">
                <text:p>496.87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5">
                <text:p>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6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text-properties style:text-position="0% 100%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43cm" svg:height="8.994cm" xlink:href="." xlink:type="simple" chart:class="chart:scatter" chart:style-name="ch1">
        <chart:title svg:x="7.289cm" svg:y="0.315cm" chart:style-name="ch2">
          <text:p>y = 1m</text:p>
        </chart:title>
        <chart:legend chart:legend-position="end" svg:x="13.275cm" svg:y="3.943cm" style:legend-expansion="high" chart:style-name="ch3"/>
        <chart:plot-area chart:style-name="ch4" chart:data-source-has-labels="both" svg:x="0.322cm" svg:y="1.299cm" svg:width="12.631cm" svg:height="7.516cm">
          <chart:coordinate-region svg:x="0.851cm" svg:y="1.501cm" svg:width="11.476cm" svg:height="6.661cm"/>
          <chart:axis chart:dimension="x" chart:name="primary-x" chart:style-name="ch5" chartooo:axis-type="auto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" chart:label-cell-address="local-table.$C$1" chart:class="chart:scatter">
            <chart:domain table:cell-range-address="local-table.$B$2:.$B$4"/>
            <chart:regression-curve chart:style-name="ch9">
              <chart:equation chart:display-equation="true" chart:display-r-square="true" chart:style-name="ch10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5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